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<text:a xlink:href="http://www.geonames.org/countries/AD/andorra.html" xlink:type="simple">Andorra</text:a></text:p>
          </table:table-cell>
          <table:table-cell table:style-name="ce1" office:value-type="string">
            <text:p>Andorra la Vella</text:p>
          </table:table-cell>
          <table:table-cell office:value-type="string">
            <text:p>&lt;img src = 'http://www.geonames.org/flags/x/ad.gif'&gt;</text:p>
          </table:table-cell>
        </table:table-row>
        <table:table-row table:style-name="ro1">
          <table:table-cell table:style-name="ce1" office:value-type="string">
            <text:p><text:a xlink:href="http://www.geonames.org/countries/AE/united-arab-emirates.html" xlink:type="simple">United Arab Emirates</text:a></text:p>
          </table:table-cell>
          <table:table-cell table:style-name="ce1" office:value-type="string">
            <text:p>Abu Dhabi</text:p>
          </table:table-cell>
          <table:table-cell office:value-type="string">
            <text:p>&lt;img src = 'http://www.geonames.org/flags/x/ae.gif'</text:p>
          </table:table-cell>
        </table:table-row>
        <table:table-row table:style-name="ro1">
          <table:table-cell table:style-name="ce1" office:value-type="string">
            <text:p><text:a xlink:href="http://www.geonames.org/countries/AF/afghanistan.html" xlink:type="simple">Afghanistan</text:a></text:p>
          </table:table-cell>
          <table:table-cell table:style-name="ce1" office:value-type="string">
            <text:p>Kabul</text:p>
          </table:table-cell>
          <table:table-cell office:value-type="string">
            <text:p>&lt;img src = 'http://www.geonames.org/flags/x/af.gif'</text:p>
          </table:table-cell>
        </table:table-row>
        <table:table-row table:style-name="ro1">
          <table:table-cell table:style-name="ce1" office:value-type="string">
            <text:p><text:a xlink:href="http://www.geonames.org/countries/AG/antigua-and-barbuda.html" xlink:type="simple">Antigua and Barbuda</text:a></text:p>
          </table:table-cell>
          <table:table-cell table:style-name="ce1" office:value-type="string">
            <text:p>St. John's</text:p>
          </table:table-cell>
          <table:table-cell office:value-type="string">
            <text:p>&lt;img src = 'http://www.geonames.org/flags/x/ag.gif'</text:p>
          </table:table-cell>
        </table:table-row>
        <table:table-row table:style-name="ro1">
          <table:table-cell table:style-name="ce1" office:value-type="string">
            <text:p><text:a xlink:href="http://www.geonames.org/countries/AI/anguilla.html" xlink:type="simple">Anguilla</text:a></text:p>
          </table:table-cell>
          <table:table-cell table:style-name="ce1" office:value-type="string">
            <text:p>The Valley</text:p>
          </table:table-cell>
          <table:table-cell office:value-type="string">
            <text:p>&lt;img src = 'http://www.geonames.org/flags/x/ai.gif'</text:p>
          </table:table-cell>
        </table:table-row>
        <table:table-row table:style-name="ro1">
          <table:table-cell table:style-name="ce1" office:value-type="string">
            <text:p><text:a xlink:href="http://www.geonames.org/countries/AL/albania.html" xlink:type="simple">Albania</text:a></text:p>
          </table:table-cell>
          <table:table-cell table:style-name="ce1" office:value-type="string">
            <text:p>Tirana</text:p>
          </table:table-cell>
          <table:table-cell office:value-type="string">
            <text:p>&lt;img src = 'http://www.geonames.org/flags/x/al.gif'</text:p>
          </table:table-cell>
        </table:table-row>
        <table:table-row table:style-name="ro1">
          <table:table-cell table:style-name="ce1" office:value-type="string">
            <text:p><text:a xlink:href="http://www.geonames.org/countries/AM/armenia.html" xlink:type="simple">Armenia</text:a></text:p>
          </table:table-cell>
          <table:table-cell table:style-name="ce1" office:value-type="string">
            <text:p>Yerevan</text:p>
          </table:table-cell>
          <table:table-cell office:value-type="string">
            <text:p>&lt;img src = 'http://www.geonames.org/flags/x/am.gif'</text:p>
          </table:table-cell>
        </table:table-row>
        <table:table-row table:style-name="ro1">
          <table:table-cell table:style-name="ce1" office:value-type="string">
            <text:p><text:a xlink:href="http://www.geonames.org/countries/AO/angola.html" xlink:type="simple">Angola</text:a></text:p>
          </table:table-cell>
          <table:table-cell table:style-name="ce1" office:value-type="string">
            <text:p>Luanda</text:p>
          </table:table-cell>
          <table:table-cell office:value-type="string">
            <text:p>&lt;img src = 'http://www.geonames.org/flags/x/ao.gif'</text:p>
          </table:table-cell>
        </table:table-row>
        <table:table-row table:style-name="ro1">
          <table:table-cell table:style-name="ce1" office:value-type="string">
            <text:p><text:a xlink:href="http://www.geonames.org/countries/AR/argentina.html" xlink:type="simple">Argentina</text:a></text:p>
          </table:table-cell>
          <table:table-cell table:style-name="ce1" office:value-type="string">
            <text:p>Buenos Aires</text:p>
          </table:table-cell>
          <table:table-cell office:value-type="string">
            <text:p>&lt;img src = 'http://www.geonames.org/flags/x/ar.gif'</text:p>
          </table:table-cell>
        </table:table-row>
        <table:table-row table:style-name="ro1">
          <table:table-cell table:style-name="ce1" office:value-type="string">
            <text:p><text:a xlink:href="http://www.geonames.org/countries/AS/american-samoa.html" xlink:type="simple">American Samoa</text:a></text:p>
          </table:table-cell>
          <table:table-cell table:style-name="ce1" office:value-type="string">
            <text:p>Pago Pago</text:p>
          </table:table-cell>
          <table:table-cell office:value-type="string">
            <text:p>&lt;img src = 'http://www.geonames.org/flags/x/as.gif'</text:p>
          </table:table-cell>
        </table:table-row>
        <table:table-row table:style-name="ro1">
          <table:table-cell table:style-name="ce1" office:value-type="string">
            <text:p><text:a xlink:href="http://www.geonames.org/countries/AT/austria.html" xlink:type="simple">Austria</text:a></text:p>
          </table:table-cell>
          <table:table-cell table:style-name="ce1" office:value-type="string">
            <text:p>Vienna</text:p>
          </table:table-cell>
          <table:table-cell office:value-type="string">
            <text:p>&lt;img src = 'http://www.geonames.org/flags/x/at.gif'</text:p>
          </table:table-cell>
        </table:table-row>
        <table:table-row table:style-name="ro1">
          <table:table-cell table:style-name="ce1" office:value-type="string">
            <text:p><text:a xlink:href="http://www.geonames.org/countries/AU/australia.html" xlink:type="simple">Australia</text:a></text:p>
          </table:table-cell>
          <table:table-cell table:style-name="ce1" office:value-type="string">
            <text:p>Canberra</text:p>
          </table:table-cell>
          <table:table-cell office:value-type="string">
            <text:p>&lt;img src = 'http://www.geonames.org/flags/x/au.gif'</text:p>
          </table:table-cell>
        </table:table-row>
        <table:table-row table:style-name="ro1">
          <table:table-cell table:style-name="ce1" office:value-type="string">
            <text:p><text:a xlink:href="http://www.geonames.org/countries/AW/aruba.html" xlink:type="simple">Aruba</text:a></text:p>
          </table:table-cell>
          <table:table-cell table:style-name="ce1" office:value-type="string">
            <text:p>Oranjestad</text:p>
          </table:table-cell>
          <table:table-cell office:value-type="string">
            <text:p>&lt;img src = 'http://www.geonames.org/flags/x/aw.gif'</text:p>
          </table:table-cell>
        </table:table-row>
        <table:table-row table:style-name="ro1">
          <table:table-cell table:style-name="ce1" office:value-type="string">
            <text:p><text:a xlink:href="http://www.geonames.org/countries/AX/aland.html" xlink:type="simple">Åland</text:a></text:p>
          </table:table-cell>
          <table:table-cell table:style-name="ce1" office:value-type="string">
            <text:p>Mariehamn</text:p>
          </table:table-cell>
          <table:table-cell office:value-type="string">
            <text:p>&lt;img src = 'http://www.geonames.org/flags/x/ax.gif'</text:p>
          </table:table-cell>
        </table:table-row>
        <table:table-row table:style-name="ro1">
          <table:table-cell table:style-name="ce1" office:value-type="string">
            <text:p><text:a xlink:href="http://www.geonames.org/countries/AZ/azerbaijan.html" xlink:type="simple">Azerbaijan</text:a></text:p>
          </table:table-cell>
          <table:table-cell table:style-name="ce1" office:value-type="string">
            <text:p>Baku</text:p>
          </table:table-cell>
          <table:table-cell office:value-type="string">
            <text:p>&lt;img src = 'http://www.geonames.org/flags/x/az.gif'</text:p>
          </table:table-cell>
        </table:table-row>
        <table:table-row table:style-name="ro1">
          <table:table-cell table:style-name="ce1" office:value-type="string">
            <text:p><text:a xlink:href="http://www.geonames.org/countries/BA/bosnia-and-herzegovina.html" xlink:type="simple">Bosnia and Herzegovina</text:a></text:p>
          </table:table-cell>
          <table:table-cell table:style-name="ce1" office:value-type="string">
            <text:p>Sarajevo</text:p>
          </table:table-cell>
          <table:table-cell office:value-type="string">
            <text:p>&lt;img src = 'http://www.geonames.org/flags/x/ba.gif'</text:p>
          </table:table-cell>
        </table:table-row>
        <table:table-row table:style-name="ro1">
          <table:table-cell table:style-name="ce1" office:value-type="string">
            <text:p><text:a xlink:href="http://www.geonames.org/countries/BB/barbados.html" xlink:type="simple">Barbados</text:a></text:p>
          </table:table-cell>
          <table:table-cell table:style-name="ce1" office:value-type="string">
            <text:p>Bridgetown</text:p>
          </table:table-cell>
          <table:table-cell office:value-type="string">
            <text:p>&lt;img src = 'http://www.geonames.org/flags/x/bb.gif'</text:p>
          </table:table-cell>
        </table:table-row>
        <table:table-row table:style-name="ro1">
          <table:table-cell table:style-name="ce1" office:value-type="string">
            <text:p><text:a xlink:href="http://www.geonames.org/countries/BD/bangladesh.html" xlink:type="simple">Bangladesh</text:a></text:p>
          </table:table-cell>
          <table:table-cell table:style-name="ce1" office:value-type="string">
            <text:p>Dhaka</text:p>
          </table:table-cell>
          <table:table-cell office:value-type="string">
            <text:p>&lt;img src = 'http://www.geonames.org/flags/x/bd.gif'</text:p>
          </table:table-cell>
        </table:table-row>
        <table:table-row table:style-name="ro1">
          <table:table-cell table:style-name="ce1" office:value-type="string">
            <text:p><text:a xlink:href="http://www.geonames.org/countries/BE/belgium.html" xlink:type="simple">Belgium</text:a></text:p>
          </table:table-cell>
          <table:table-cell table:style-name="ce1" office:value-type="string">
            <text:p>Brussels</text:p>
          </table:table-cell>
          <table:table-cell office:value-type="string">
            <text:p>&lt;img src = 'http://www.geonames.org/flags/x/be.gif'</text:p>
          </table:table-cell>
        </table:table-row>
        <table:table-row table:style-name="ro1">
          <table:table-cell table:style-name="ce1" office:value-type="string">
            <text:p><text:a xlink:href="http://www.geonames.org/countries/BF/burkina-faso.html" xlink:type="simple">Burkina Faso</text:a></text:p>
          </table:table-cell>
          <table:table-cell table:style-name="ce1" office:value-type="string">
            <text:p>Ouagadougou</text:p>
          </table:table-cell>
          <table:table-cell office:value-type="string">
            <text:p>&lt;img src = 'http://www.geonames.org/flags/x/bf.gif'</text:p>
          </table:table-cell>
        </table:table-row>
        <table:table-row table:style-name="ro1">
          <table:table-cell table:style-name="ce1" office:value-type="string">
            <text:p><text:a xlink:href="http://www.geonames.org/countries/BG/bulgaria.html" xlink:type="simple">Bulgaria</text:a></text:p>
          </table:table-cell>
          <table:table-cell table:style-name="ce1" office:value-type="string">
            <text:p>Sofia</text:p>
          </table:table-cell>
          <table:table-cell office:value-type="string">
            <text:p>&lt;img src = 'http://www.geonames.org/flags/x/bg.gif'</text:p>
          </table:table-cell>
        </table:table-row>
        <table:table-row table:style-name="ro1">
          <table:table-cell table:style-name="ce1" office:value-type="string">
            <text:p><text:a xlink:href="http://www.geonames.org/countries/BH/bahrain.html" xlink:type="simple">Bahrain</text:a></text:p>
          </table:table-cell>
          <table:table-cell table:style-name="ce1" office:value-type="string">
            <text:p>Manama</text:p>
          </table:table-cell>
          <table:table-cell office:value-type="string">
            <text:p>&lt;img src = 'http://www.geonames.org/flags/x/bh.gif'</text:p>
          </table:table-cell>
        </table:table-row>
        <table:table-row table:style-name="ro1">
          <table:table-cell table:style-name="ce1" office:value-type="string">
            <text:p><text:a xlink:href="http://www.geonames.org/countries/BI/burundi.html" xlink:type="simple">Burundi</text:a></text:p>
          </table:table-cell>
          <table:table-cell table:style-name="ce1" office:value-type="string">
            <text:p>Bujumbura</text:p>
          </table:table-cell>
          <table:table-cell office:value-type="string">
            <text:p>&lt;img src = 'http://www.geonames.org/flags/x/bi.gif'</text:p>
          </table:table-cell>
        </table:table-row>
        <table:table-row table:style-name="ro1">
          <table:table-cell table:style-name="ce1" office:value-type="string">
            <text:p><text:a xlink:href="http://www.geonames.org/countries/BJ/benin.html" xlink:type="simple">Benin</text:a></text:p>
          </table:table-cell>
          <table:table-cell table:style-name="ce1" office:value-type="string">
            <text:p>Porto-Novo</text:p>
          </table:table-cell>
          <table:table-cell office:value-type="string">
            <text:p>&lt;img src = 'http://www.geonames.org/flags/x/bj.gif'</text:p>
          </table:table-cell>
        </table:table-row>
        <table:table-row table:style-name="ro1">
          <table:table-cell table:style-name="ce1" office:value-type="string">
            <text:p><text:a xlink:href="http://www.geonames.org/countries/BL/saint-barthelemy.html" xlink:type="simple">Saint Barthélemy</text:a></text:p>
          </table:table-cell>
          <table:table-cell table:style-name="ce1" office:value-type="string">
            <text:p>Gustavia</text:p>
          </table:table-cell>
          <table:table-cell office:value-type="string">
            <text:p>&lt;img src = 'http://www.geonames.org/flags/x/bl.gif'</text:p>
          </table:table-cell>
        </table:table-row>
        <table:table-row table:style-name="ro1">
          <table:table-cell table:style-name="ce1" office:value-type="string">
            <text:p><text:a xlink:href="http://www.geonames.org/countries/BM/bermuda.html" xlink:type="simple">Bermuda</text:a></text:p>
          </table:table-cell>
          <table:table-cell table:style-name="ce1" office:value-type="string">
            <text:p>Hamilton</text:p>
          </table:table-cell>
          <table:table-cell office:value-type="string">
            <text:p>&lt;img src = 'http://www.geonames.org/flags/x/bm.gif'</text:p>
          </table:table-cell>
        </table:table-row>
        <table:table-row table:style-name="ro1">
          <table:table-cell table:style-name="ce1" office:value-type="string">
            <text:p><text:a xlink:href="http://www.geonames.org/countries/BN/brunei.html" xlink:type="simple">Brunei</text:a></text:p>
          </table:table-cell>
          <table:table-cell table:style-name="ce1" office:value-type="string">
            <text:p>Bandar Seri Begawan</text:p>
          </table:table-cell>
          <table:table-cell office:value-type="string">
            <text:p>&lt;img src = 'http://www.geonames.org/flags/x/bn.gif'</text:p>
          </table:table-cell>
        </table:table-row>
        <table:table-row table:style-name="ro1">
          <table:table-cell table:style-name="ce1" office:value-type="string">
            <text:p><text:a xlink:href="http://www.geonames.org/countries/BO/bolivia.html" xlink:type="simple">Bolivia</text:a></text:p>
          </table:table-cell>
          <table:table-cell table:style-name="ce1" office:value-type="string">
            <text:p>Sucre</text:p>
          </table:table-cell>
          <table:table-cell office:value-type="string">
            <text:p>&lt;img src = 'http://www.geonames.org/flags/x/bo.gif'</text:p>
          </table:table-cell>
        </table:table-row>
        <table:table-row table:style-name="ro1">
          <table:table-cell table:style-name="ce1" office:value-type="string">
            <text:p><text:a xlink:href="http://www.geonames.org/countries/BR/brazil.html" xlink:type="simple">Brazil</text:a></text:p>
          </table:table-cell>
          <table:table-cell table:style-name="ce1" office:value-type="string">
            <text:p>Brasilia</text:p>
          </table:table-cell>
          <table:table-cell office:value-type="string">
            <text:p>&lt;img src = 'http://www.geonames.org/flags/x/br.gif'</text:p>
          </table:table-cell>
        </table:table-row>
        <table:table-row table:style-name="ro1">
          <table:table-cell table:style-name="ce1" office:value-type="string">
            <text:p><text:a xlink:href="http://www.geonames.org/countries/BS/bahamas.html" xlink:type="simple">Bahamas</text:a></text:p>
          </table:table-cell>
          <table:table-cell table:style-name="ce1" office:value-type="string">
            <text:p>Nassau</text:p>
          </table:table-cell>
          <table:table-cell office:value-type="string">
            <text:p>&lt;img src = 'http://www.geonames.org/flags/x/bs.gif'</text:p>
          </table:table-cell>
        </table:table-row>
        <table:table-row table:style-name="ro1">
          <table:table-cell table:style-name="ce1" office:value-type="string">
            <text:p><text:a xlink:href="http://www.geonames.org/countries/BT/bhutan.html" xlink:type="simple">Bhutan</text:a></text:p>
          </table:table-cell>
          <table:table-cell table:style-name="ce1" office:value-type="string">
            <text:p>Thimphu</text:p>
          </table:table-cell>
          <table:table-cell office:value-type="string">
            <text:p>&lt;img src = 'http://www.geonames.org/flags/x/bt.gif'</text:p>
          </table:table-cell>
        </table:table-row>
        <table:table-row table:style-name="ro1">
          <table:table-cell table:style-name="ce1" office:value-type="string">
            <text:p><text:a xlink:href="http://www.geonames.org/countries/BW/botswana.html" xlink:type="simple">Botswana</text:a></text:p>
          </table:table-cell>
          <table:table-cell table:style-name="ce1" office:value-type="string">
            <text:p>Gaborone</text:p>
          </table:table-cell>
          <table:table-cell office:value-type="string">
            <text:p>&lt;img src = 'http://www.geonames.org/flags/x/bw.gif'</text:p>
          </table:table-cell>
        </table:table-row>
        <table:table-row table:style-name="ro1">
          <table:table-cell table:style-name="ce1" office:value-type="string">
            <text:p><text:a xlink:href="http://www.geonames.org/countries/BY/belarus.html" xlink:type="simple">Belarus</text:a></text:p>
          </table:table-cell>
          <table:table-cell table:style-name="ce1" office:value-type="string">
            <text:p>Minsk</text:p>
          </table:table-cell>
          <table:table-cell office:value-type="string">
            <text:p>&lt;img src = 'http://www.geonames.org/flags/x/by.gif'</text:p>
          </table:table-cell>
        </table:table-row>
        <table:table-row table:style-name="ro1">
          <table:table-cell table:style-name="ce1" office:value-type="string">
            <text:p><text:a xlink:href="http://www.geonames.org/countries/BZ/belize.html" xlink:type="simple">Belize</text:a></text:p>
          </table:table-cell>
          <table:table-cell table:style-name="ce1" office:value-type="string">
            <text:p>Belmopan</text:p>
          </table:table-cell>
          <table:table-cell office:value-type="string">
            <text:p>&lt;img src = 'http://www.geonames.org/flags/x/bz.gif'</text:p>
          </table:table-cell>
        </table:table-row>
        <table:table-row table:style-name="ro1">
          <table:table-cell table:style-name="ce1" office:value-type="string">
            <text:p><text:a xlink:href="http://www.geonames.org/countries/CA/canada.html" xlink:type="simple">Canada</text:a></text:p>
          </table:table-cell>
          <table:table-cell table:style-name="ce1" office:value-type="string">
            <text:p>Ottawa</text:p>
          </table:table-cell>
          <table:table-cell office:value-type="string">
            <text:p>&lt;img src = 'http://www.geonames.org/flags/x/ca.gif'</text:p>
          </table:table-cell>
        </table:table-row>
        <table:table-row table:style-name="ro1">
          <table:table-cell table:style-name="ce1" office:value-type="string">
            <text:p><text:a xlink:href="http://www.geonames.org/countries/CC/cocos-%5Bkeeling%5D-islands.html" xlink:type="simple">Cocos [Keeling] Islands</text:a></text:p>
          </table:table-cell>
          <table:table-cell table:style-name="ce1" office:value-type="string">
            <text:p>West Island</text:p>
          </table:table-cell>
          <table:table-cell office:value-type="string">
            <text:p>&lt;img src = 'http://www.geonames.org/flags/x/cc.gif'</text:p>
          </table:table-cell>
        </table:table-row>
        <table:table-row table:style-name="ro1">
          <table:table-cell table:style-name="ce1" office:value-type="string">
            <text:p><text:a xlink:href="http://www.geonames.org/countries/CD/congo.html" xlink:type="simple">Congo</text:a></text:p>
          </table:table-cell>
          <table:table-cell table:style-name="ce1" office:value-type="string">
            <text:p>Kinshasa</text:p>
          </table:table-cell>
          <table:table-cell office:value-type="string">
            <text:p>&lt;img src = 'http://www.geonames.org/flags/x/cd.gif'</text:p>
          </table:table-cell>
        </table:table-row>
        <table:table-row table:style-name="ro1">
          <table:table-cell table:style-name="ce1" office:value-type="string">
            <text:p><text:a xlink:href="http://www.geonames.org/countries/CF/central-african-republic.html" xlink:type="simple">Central African Republic</text:a></text:p>
          </table:table-cell>
          <table:table-cell table:style-name="ce1" office:value-type="string">
            <text:p>Bangui</text:p>
          </table:table-cell>
          <table:table-cell office:value-type="string">
            <text:p>&lt;img src = 'http://www.geonames.org/flags/x/cf.gif'</text:p>
          </table:table-cell>
        </table:table-row>
        <table:table-row table:style-name="ro1">
          <table:table-cell table:style-name="ce1" office:value-type="string">
            <text:p><text:a xlink:href="http://www.geonames.org/countries/CG/republic-of-the-congo.html" xlink:type="simple">Republic of the Congo</text:a></text:p>
          </table:table-cell>
          <table:table-cell table:style-name="ce1" office:value-type="string">
            <text:p>Brazzaville</text:p>
          </table:table-cell>
          <table:table-cell office:value-type="string">
            <text:p>&lt;img src = 'http://www.geonames.org/flags/x/cg.gif'</text:p>
          </table:table-cell>
        </table:table-row>
        <table:table-row table:style-name="ro1">
          <table:table-cell table:style-name="ce1" office:value-type="string">
            <text:p><text:a xlink:href="http://www.geonames.org/countries/CH/switzerland.html" xlink:type="simple">Switzerland</text:a></text:p>
          </table:table-cell>
          <table:table-cell table:style-name="ce1" office:value-type="string">
            <text:p>Berne</text:p>
          </table:table-cell>
          <table:table-cell office:value-type="string">
            <text:p>&lt;img src = 'http://www.geonames.org/flags/x/ch.gif'</text:p>
          </table:table-cell>
        </table:table-row>
        <table:table-row table:style-name="ro1">
          <table:table-cell table:style-name="ce1" office:value-type="string">
            <text:p><text:a xlink:href="http://www.geonames.org/countries/CI/ivory-coast.html" xlink:type="simple">Ivory Coast</text:a></text:p>
          </table:table-cell>
          <table:table-cell table:style-name="ce1" office:value-type="string">
            <text:p>Yamoussoukro</text:p>
          </table:table-cell>
          <table:table-cell office:value-type="string">
            <text:p>&lt;img src = 'http://www.geonames.org/flags/x/ci.gif'</text:p>
          </table:table-cell>
        </table:table-row>
        <table:table-row table:style-name="ro1">
          <table:table-cell table:style-name="ce1" office:value-type="string">
            <text:p><text:a xlink:href="http://www.geonames.org/countries/CK/cook-islands.html" xlink:type="simple">Cook Islands</text:a></text:p>
          </table:table-cell>
          <table:table-cell table:style-name="ce1" office:value-type="string">
            <text:p>Avarua</text:p>
          </table:table-cell>
          <table:table-cell office:value-type="string">
            <text:p>&lt;img src = 'http://www.geonames.org/flags/x/ck.gif'</text:p>
          </table:table-cell>
        </table:table-row>
        <table:table-row table:style-name="ro1">
          <table:table-cell table:style-name="ce1" office:value-type="string">
            <text:p><text:a xlink:href="http://www.geonames.org/countries/CL/chile.html" xlink:type="simple">Chile</text:a></text:p>
          </table:table-cell>
          <table:table-cell table:style-name="ce1" office:value-type="string">
            <text:p>Santiago</text:p>
          </table:table-cell>
          <table:table-cell office:value-type="string">
            <text:p>&lt;img src = 'http://www.geonames.org/flags/x/cl.gif'</text:p>
          </table:table-cell>
        </table:table-row>
        <table:table-row table:style-name="ro1">
          <table:table-cell table:style-name="ce1" office:value-type="string">
            <text:p><text:a xlink:href="http://www.geonames.org/countries/CM/cameroon.html" xlink:type="simple">Cameroon</text:a></text:p>
          </table:table-cell>
          <table:table-cell table:style-name="ce1" office:value-type="string">
            <text:p>Yaounde</text:p>
          </table:table-cell>
          <table:table-cell office:value-type="string">
            <text:p>&lt;img src = 'http://www.geonames.org/flags/x/cm.gif'</text:p>
          </table:table-cell>
        </table:table-row>
        <table:table-row table:style-name="ro1">
          <table:table-cell table:style-name="ce1" office:value-type="string">
            <text:p><text:a xlink:href="http://www.geonames.org/countries/CN/china.html" xlink:type="simple">China</text:a></text:p>
          </table:table-cell>
          <table:table-cell table:style-name="ce1" office:value-type="string">
            <text:p>Beijing</text:p>
          </table:table-cell>
          <table:table-cell office:value-type="string">
            <text:p>&lt;img src = 'http://www.geonames.org/flags/x/cn.gif'</text:p>
          </table:table-cell>
        </table:table-row>
        <table:table-row table:style-name="ro1">
          <table:table-cell table:style-name="ce1" office:value-type="string">
            <text:p><text:a xlink:href="http://www.geonames.org/countries/CO/colombia.html" xlink:type="simple">Colombia</text:a></text:p>
          </table:table-cell>
          <table:table-cell table:style-name="ce1" office:value-type="string">
            <text:p>Bogota</text:p>
          </table:table-cell>
          <table:table-cell office:value-type="string">
            <text:p>&lt;img src = 'http://www.geonames.org/flags/x/co.gif'</text:p>
          </table:table-cell>
        </table:table-row>
        <table:table-row table:style-name="ro1">
          <table:table-cell table:style-name="ce1" office:value-type="string">
            <text:p><text:a xlink:href="http://www.geonames.org/countries/CR/costa-rica.html" xlink:type="simple">Costa Rica</text:a></text:p>
          </table:table-cell>
          <table:table-cell table:style-name="ce1" office:value-type="string">
            <text:p>San Jose</text:p>
          </table:table-cell>
          <table:table-cell office:value-type="string">
            <text:p>&lt;img src = 'http://www.geonames.org/flags/x/cr.gif'</text:p>
          </table:table-cell>
        </table:table-row>
        <table:table-row table:style-name="ro1">
          <table:table-cell table:style-name="ce1" office:value-type="string">
            <text:p><text:a xlink:href="http://www.geonames.org/countries/CU/cuba.html" xlink:type="simple">Cuba</text:a></text:p>
          </table:table-cell>
          <table:table-cell table:style-name="ce1" office:value-type="string">
            <text:p>Havana</text:p>
          </table:table-cell>
          <table:table-cell office:value-type="string">
            <text:p>&lt;img src = 'http://www.geonames.org/flags/x/cu.gif'</text:p>
          </table:table-cell>
        </table:table-row>
        <table:table-row table:style-name="ro1">
          <table:table-cell table:style-name="ce1" office:value-type="string">
            <text:p><text:a xlink:href="http://www.geonames.org/countries/CV/cape-verde.html" xlink:type="simple">Cape Verde</text:a></text:p>
          </table:table-cell>
          <table:table-cell table:style-name="ce1" office:value-type="string">
            <text:p>Praia</text:p>
          </table:table-cell>
          <table:table-cell office:value-type="string">
            <text:p>&lt;img src = 'http://www.geonames.org/flags/x/cv.gif'</text:p>
          </table:table-cell>
        </table:table-row>
        <table:table-row table:style-name="ro1">
          <table:table-cell table:style-name="ce1" office:value-type="string">
            <text:p><text:a xlink:href="http://www.geonames.org/countries/CW/curacao.html" xlink:type="simple">Curacao</text:a></text:p>
          </table:table-cell>
          <table:table-cell table:style-name="ce1" office:value-type="string">
            <text:p>Willemstad</text:p>
          </table:table-cell>
          <table:table-cell office:value-type="string">
            <text:p>&lt;img src = 'http://www.geonames.org/flags/x/cw.gif'</text:p>
          </table:table-cell>
        </table:table-row>
        <table:table-row table:style-name="ro1">
          <table:table-cell table:style-name="ce1" office:value-type="string">
            <text:p><text:a xlink:href="http://www.geonames.org/countries/CX/christmas-island.html" xlink:type="simple">Christmas Island</text:a></text:p>
          </table:table-cell>
          <table:table-cell table:style-name="ce1" office:value-type="string">
            <text:p>Flying Fish Cove</text:p>
          </table:table-cell>
          <table:table-cell office:value-type="string">
            <text:p>&lt;img src = 'http://www.geonames.org/flags/x/cx.gif'</text:p>
          </table:table-cell>
        </table:table-row>
        <table:table-row table:style-name="ro1">
          <table:table-cell table:style-name="ce1" office:value-type="string">
            <text:p><text:a xlink:href="http://www.geonames.org/countries/CY/cyprus.html" xlink:type="simple">Cyprus</text:a></text:p>
          </table:table-cell>
          <table:table-cell table:style-name="ce1" office:value-type="string">
            <text:p>Nicosia</text:p>
          </table:table-cell>
          <table:table-cell office:value-type="string">
            <text:p>&lt;img src = 'http://www.geonames.org/flags/x/cy.gif'</text:p>
          </table:table-cell>
        </table:table-row>
        <table:table-row table:style-name="ro1">
          <table:table-cell table:style-name="ce1" office:value-type="string">
            <text:p><text:a xlink:href="http://www.geonames.org/countries/CZ/czechia.html" xlink:type="simple">Czechia</text:a></text:p>
          </table:table-cell>
          <table:table-cell table:style-name="ce1" office:value-type="string">
            <text:p>Prague</text:p>
          </table:table-cell>
          <table:table-cell office:value-type="string">
            <text:p>&lt;img src = 'http://www.geonames.org/flags/x/cz.gif'</text:p>
          </table:table-cell>
        </table:table-row>
        <table:table-row table:style-name="ro1">
          <table:table-cell table:style-name="ce1" office:value-type="string">
            <text:p><text:a xlink:href="http://www.geonames.org/countries/DE/germany.html" xlink:type="simple">Germany</text:a></text:p>
          </table:table-cell>
          <table:table-cell table:style-name="ce1" office:value-type="string">
            <text:p>Berlin</text:p>
          </table:table-cell>
          <table:table-cell office:value-type="string">
            <text:p>&lt;img src = 'http://www.geonames.org/flags/x/de.gif'</text:p>
          </table:table-cell>
        </table:table-row>
        <table:table-row table:style-name="ro1">
          <table:table-cell table:style-name="ce1" office:value-type="string">
            <text:p><text:a xlink:href="http://www.geonames.org/countries/DJ/djibouti.html" xlink:type="simple">Djibouti</text:a></text:p>
          </table:table-cell>
          <table:table-cell table:style-name="ce1" office:value-type="string">
            <text:p>Djibouti</text:p>
          </table:table-cell>
          <table:table-cell office:value-type="string">
            <text:p>&lt;img src = 'http://www.geonames.org/flags/x/dj.gif'</text:p>
          </table:table-cell>
        </table:table-row>
        <table:table-row table:style-name="ro1">
          <table:table-cell table:style-name="ce1" office:value-type="string">
            <text:p><text:a xlink:href="http://www.geonames.org/countries/DK/denmark.html" xlink:type="simple">Denmark</text:a></text:p>
          </table:table-cell>
          <table:table-cell table:style-name="ce1" office:value-type="string">
            <text:p>Copenhagen</text:p>
          </table:table-cell>
          <table:table-cell office:value-type="string">
            <text:p>&lt;img src = 'http://www.geonames.org/flags/x/dk.gif'</text:p>
          </table:table-cell>
        </table:table-row>
        <table:table-row table:style-name="ro1">
          <table:table-cell table:style-name="ce1" office:value-type="string">
            <text:p><text:a xlink:href="http://www.geonames.org/countries/DM/dominica.html" xlink:type="simple">Dominica</text:a></text:p>
          </table:table-cell>
          <table:table-cell table:style-name="ce1" office:value-type="string">
            <text:p>Roseau</text:p>
          </table:table-cell>
          <table:table-cell office:value-type="string">
            <text:p>&lt;img src = 'http://www.geonames.org/flags/x/dm.gif'</text:p>
          </table:table-cell>
        </table:table-row>
        <table:table-row table:style-name="ro1">
          <table:table-cell table:style-name="ce1" office:value-type="string">
            <text:p><text:a xlink:href="http://www.geonames.org/countries/DO/dominican-republic.html" xlink:type="simple">Dominican Republic</text:a></text:p>
          </table:table-cell>
          <table:table-cell table:style-name="ce1" office:value-type="string">
            <text:p>Santo Domingo</text:p>
          </table:table-cell>
          <table:table-cell office:value-type="string">
            <text:p>&lt;img src = 'http://www.geonames.org/flags/x/do.gif'</text:p>
          </table:table-cell>
        </table:table-row>
        <table:table-row table:style-name="ro1">
          <table:table-cell table:style-name="ce1" office:value-type="string">
            <text:p><text:a xlink:href="http://www.geonames.org/countries/DZ/algeria.html" xlink:type="simple">Algeria</text:a></text:p>
          </table:table-cell>
          <table:table-cell table:style-name="ce1" office:value-type="string">
            <text:p>Algiers</text:p>
          </table:table-cell>
          <table:table-cell office:value-type="string">
            <text:p>&lt;img src = 'http://www.geonames.org/flags/x/dz.gif'</text:p>
          </table:table-cell>
        </table:table-row>
        <table:table-row table:style-name="ro1">
          <table:table-cell table:style-name="ce1" office:value-type="string">
            <text:p><text:a xlink:href="http://www.geonames.org/countries/EC/ecuador.html" xlink:type="simple">Ecuador</text:a></text:p>
          </table:table-cell>
          <table:table-cell table:style-name="ce1" office:value-type="string">
            <text:p>Quito</text:p>
          </table:table-cell>
          <table:table-cell office:value-type="string">
            <text:p>&lt;img src = 'http://www.geonames.org/flags/x/ec.gif'</text:p>
          </table:table-cell>
        </table:table-row>
        <table:table-row table:style-name="ro1">
          <table:table-cell table:style-name="ce1" office:value-type="string">
            <text:p><text:a xlink:href="http://www.geonames.org/countries/EE/estonia.html" xlink:type="simple">Estonia</text:a></text:p>
          </table:table-cell>
          <table:table-cell table:style-name="ce1" office:value-type="string">
            <text:p>Tallinn</text:p>
          </table:table-cell>
          <table:table-cell office:value-type="string">
            <text:p>&lt;img src = 'http://www.geonames.org/flags/x/ee.gif'</text:p>
          </table:table-cell>
        </table:table-row>
        <table:table-row table:style-name="ro1">
          <table:table-cell table:style-name="ce1" office:value-type="string">
            <text:p><text:a xlink:href="http://www.geonames.org/countries/EG/egypt.html" xlink:type="simple">Egypt</text:a></text:p>
          </table:table-cell>
          <table:table-cell table:style-name="ce1" office:value-type="string">
            <text:p>Cairo</text:p>
          </table:table-cell>
          <table:table-cell office:value-type="string">
            <text:p>&lt;img src = 'http://www.geonames.org/flags/x/eg.gif'</text:p>
          </table:table-cell>
        </table:table-row>
        <table:table-row table:style-name="ro1">
          <table:table-cell table:style-name="ce1" office:value-type="string">
            <text:p><text:a xlink:href="http://www.geonames.org/countries/EH/western-sahara.html" xlink:type="simple">Western Sahara</text:a></text:p>
          </table:table-cell>
          <table:table-cell table:style-name="ce1" office:value-type="string">
            <text:p>El-Aaiun</text:p>
          </table:table-cell>
          <table:table-cell office:value-type="string">
            <text:p>&lt;img src = 'http://www.geonames.org/flags/x/eh.gif'</text:p>
          </table:table-cell>
        </table:table-row>
        <table:table-row table:style-name="ro1">
          <table:table-cell table:style-name="ce1" office:value-type="string">
            <text:p><text:a xlink:href="http://www.geonames.org/countries/ER/eritrea.html" xlink:type="simple">Eritrea</text:a></text:p>
          </table:table-cell>
          <table:table-cell table:style-name="ce1" office:value-type="string">
            <text:p>Asmara</text:p>
          </table:table-cell>
          <table:table-cell office:value-type="string">
            <text:p>&lt;img src = 'http://www.geonames.org/flags/x/er.gif'</text:p>
          </table:table-cell>
        </table:table-row>
        <table:table-row table:style-name="ro1">
          <table:table-cell table:style-name="ce1" office:value-type="string">
            <text:p><text:a xlink:href="http://www.geonames.org/countries/ES/spain.html" xlink:type="simple">Spain</text:a></text:p>
          </table:table-cell>
          <table:table-cell table:style-name="ce1" office:value-type="string">
            <text:p>Madrid</text:p>
          </table:table-cell>
          <table:table-cell office:value-type="string">
            <text:p>&lt;img src = 'http://www.geonames.org/flags/x/es.gif'</text:p>
          </table:table-cell>
        </table:table-row>
        <table:table-row table:style-name="ro1">
          <table:table-cell table:style-name="ce1" office:value-type="string">
            <text:p><text:a xlink:href="http://www.geonames.org/countries/ET/ethiopia.html" xlink:type="simple">Ethiopia</text:a></text:p>
          </table:table-cell>
          <table:table-cell table:style-name="ce1" office:value-type="string">
            <text:p>Addis Ababa</text:p>
          </table:table-cell>
          <table:table-cell office:value-type="string">
            <text:p>&lt;img src = 'http://www.geonames.org/flags/x/et.gif'</text:p>
          </table:table-cell>
        </table:table-row>
        <table:table-row table:style-name="ro1">
          <table:table-cell table:style-name="ce1" office:value-type="string">
            <text:p><text:a xlink:href="http://www.geonames.org/countries/FI/finland.html" xlink:type="simple">Finland</text:a></text:p>
          </table:table-cell>
          <table:table-cell table:style-name="ce1" office:value-type="string">
            <text:p>Helsinki</text:p>
          </table:table-cell>
          <table:table-cell office:value-type="string">
            <text:p>&lt;img src = 'http://www.geonames.org/flags/x/fi.gif'</text:p>
          </table:table-cell>
        </table:table-row>
        <table:table-row table:style-name="ro1">
          <table:table-cell table:style-name="ce1" office:value-type="string">
            <text:p><text:a xlink:href="http://www.geonames.org/countries/FJ/fiji.html" xlink:type="simple">Fiji</text:a></text:p>
          </table:table-cell>
          <table:table-cell table:style-name="ce1" office:value-type="string">
            <text:p>Suva</text:p>
          </table:table-cell>
          <table:table-cell office:value-type="string">
            <text:p>&lt;img src = 'http://www.geonames.org/flags/x/fj.gif'</text:p>
          </table:table-cell>
        </table:table-row>
        <table:table-row table:style-name="ro1">
          <table:table-cell table:style-name="ce1" office:value-type="string">
            <text:p><text:a xlink:href="http://www.geonames.org/countries/FK/falkland-islands.html" xlink:type="simple">Falkland Islands</text:a></text:p>
          </table:table-cell>
          <table:table-cell table:style-name="ce1" office:value-type="string">
            <text:p>Stanley</text:p>
          </table:table-cell>
          <table:table-cell office:value-type="string">
            <text:p>&lt;img src = 'http://www.geonames.org/flags/x/fk.gif'</text:p>
          </table:table-cell>
        </table:table-row>
        <table:table-row table:style-name="ro1">
          <table:table-cell table:style-name="ce1" office:value-type="string">
            <text:p><text:a xlink:href="http://www.geonames.org/countries/FM/micronesia.html" xlink:type="simple">Micronesia</text:a></text:p>
          </table:table-cell>
          <table:table-cell table:style-name="ce1" office:value-type="string">
            <text:p>Palikir</text:p>
          </table:table-cell>
          <table:table-cell office:value-type="string">
            <text:p>&lt;img src = 'http://www.geonames.org/flags/x/fm.gif'</text:p>
          </table:table-cell>
        </table:table-row>
        <table:table-row table:style-name="ro1">
          <table:table-cell table:style-name="ce1" office:value-type="string">
            <text:p><text:a xlink:href="http://www.geonames.org/countries/FO/faroe-islands.html" xlink:type="simple">Faroe Islands</text:a></text:p>
          </table:table-cell>
          <table:table-cell table:style-name="ce1" office:value-type="string">
            <text:p>Torshavn</text:p>
          </table:table-cell>
          <table:table-cell office:value-type="string">
            <text:p>&lt;img src = 'http://www.geonames.org/flags/x/fo.gif'</text:p>
          </table:table-cell>
        </table:table-row>
        <table:table-row table:style-name="ro1">
          <table:table-cell table:style-name="ce1" office:value-type="string">
            <text:p><text:a xlink:href="http://www.geonames.org/countries/FR/france.html" xlink:type="simple">France</text:a></text:p>
          </table:table-cell>
          <table:table-cell table:style-name="ce1" office:value-type="string">
            <text:p>Paris</text:p>
          </table:table-cell>
          <table:table-cell office:value-type="string">
            <text:p>&lt;img src = 'http://www.geonames.org/flags/x/fr.gif'</text:p>
          </table:table-cell>
        </table:table-row>
        <table:table-row table:style-name="ro1">
          <table:table-cell table:style-name="ce1" office:value-type="string">
            <text:p><text:a xlink:href="http://www.geonames.org/countries/GA/gabon.html" xlink:type="simple">Gabon</text:a></text:p>
          </table:table-cell>
          <table:table-cell table:style-name="ce1" office:value-type="string">
            <text:p>Libreville</text:p>
          </table:table-cell>
          <table:table-cell office:value-type="string">
            <text:p>&lt;img src = 'http://www.geonames.org/flags/x/ga.gif'</text:p>
          </table:table-cell>
        </table:table-row>
        <table:table-row table:style-name="ro1">
          <table:table-cell table:style-name="ce1" office:value-type="string">
            <text:p><text:a xlink:href="http://www.geonames.org/countries/GB/united-kingdom.html" xlink:type="simple">United Kingdom</text:a></text:p>
          </table:table-cell>
          <table:table-cell table:style-name="ce1" office:value-type="string">
            <text:p>London</text:p>
          </table:table-cell>
          <table:table-cell office:value-type="string">
            <text:p>&lt;img src = 'http://www.geonames.org/flags/x/gb.gif'</text:p>
          </table:table-cell>
        </table:table-row>
        <table:table-row table:style-name="ro1">
          <table:table-cell table:style-name="ce1" office:value-type="string">
            <text:p><text:a xlink:href="http://www.geonames.org/countries/GD/grenada.html" xlink:type="simple">Grenada</text:a></text:p>
          </table:table-cell>
          <table:table-cell table:style-name="ce1" office:value-type="string">
            <text:p>St. George's</text:p>
          </table:table-cell>
          <table:table-cell office:value-type="string">
            <text:p>&lt;img src = 'http://www.geonames.org/flags/x/gd.gif'</text:p>
          </table:table-cell>
        </table:table-row>
        <table:table-row table:style-name="ro1">
          <table:table-cell table:style-name="ce1" office:value-type="string">
            <text:p><text:a xlink:href="http://www.geonames.org/countries/GE/georgia.html" xlink:type="simple">Georgia</text:a></text:p>
          </table:table-cell>
          <table:table-cell table:style-name="ce1" office:value-type="string">
            <text:p>Tbilisi</text:p>
          </table:table-cell>
          <table:table-cell office:value-type="string">
            <text:p>&lt;img src = 'http://www.geonames.org/flags/x/ge.gif'</text:p>
          </table:table-cell>
        </table:table-row>
        <table:table-row table:style-name="ro1">
          <table:table-cell table:style-name="ce1" office:value-type="string">
            <text:p><text:a xlink:href="http://www.geonames.org/countries/GF/french-guiana.html" xlink:type="simple">French Guiana</text:a></text:p>
          </table:table-cell>
          <table:table-cell table:style-name="ce1" office:value-type="string">
            <text:p>Cayenne</text:p>
          </table:table-cell>
          <table:table-cell office:value-type="string">
            <text:p>&lt;img src = 'http://www.geonames.org/flags/x/gf.gif'</text:p>
          </table:table-cell>
        </table:table-row>
        <table:table-row table:style-name="ro1">
          <table:table-cell table:style-name="ce1" office:value-type="string">
            <text:p><text:a xlink:href="http://www.geonames.org/countries/GG/guernsey.html" xlink:type="simple">Guernsey</text:a></text:p>
          </table:table-cell>
          <table:table-cell table:style-name="ce1" office:value-type="string">
            <text:p>St Peter Port</text:p>
          </table:table-cell>
          <table:table-cell office:value-type="string">
            <text:p>&lt;img src = 'http://www.geonames.org/flags/x/gg.gif'</text:p>
          </table:table-cell>
        </table:table-row>
        <table:table-row table:style-name="ro1">
          <table:table-cell table:style-name="ce1" office:value-type="string">
            <text:p><text:a xlink:href="http://www.geonames.org/countries/GH/ghana.html" xlink:type="simple">Ghana</text:a></text:p>
          </table:table-cell>
          <table:table-cell table:style-name="ce1" office:value-type="string">
            <text:p>Accra</text:p>
          </table:table-cell>
          <table:table-cell office:value-type="string">
            <text:p>&lt;img src = 'http://www.geonames.org/flags/x/gh.gif'</text:p>
          </table:table-cell>
        </table:table-row>
        <table:table-row table:style-name="ro1">
          <table:table-cell table:style-name="ce1" office:value-type="string">
            <text:p><text:a xlink:href="http://www.geonames.org/countries/GI/gibraltar.html" xlink:type="simple">Gibraltar</text:a></text:p>
          </table:table-cell>
          <table:table-cell table:style-name="ce1" office:value-type="string">
            <text:p>Gibraltar</text:p>
          </table:table-cell>
          <table:table-cell office:value-type="string">
            <text:p>&lt;img src = 'http://www.geonames.org/flags/x/gi.gif'</text:p>
          </table:table-cell>
        </table:table-row>
        <table:table-row table:style-name="ro1">
          <table:table-cell table:style-name="ce1" office:value-type="string">
            <text:p><text:a xlink:href="http://www.geonames.org/countries/GL/greenland.html" xlink:type="simple">Greenland</text:a></text:p>
          </table:table-cell>
          <table:table-cell table:style-name="ce1" office:value-type="string">
            <text:p>Nuuk</text:p>
          </table:table-cell>
          <table:table-cell office:value-type="string">
            <text:p>&lt;img src = 'http://www.geonames.org/flags/x/gl.gif'</text:p>
          </table:table-cell>
        </table:table-row>
        <table:table-row table:style-name="ro1">
          <table:table-cell table:style-name="ce1" office:value-type="string">
            <text:p><text:a xlink:href="http://www.geonames.org/countries/GM/gambia.html" xlink:type="simple">Gambia</text:a></text:p>
          </table:table-cell>
          <table:table-cell table:style-name="ce1" office:value-type="string">
            <text:p>Banjul</text:p>
          </table:table-cell>
          <table:table-cell office:value-type="string">
            <text:p>&lt;img src = 'http://www.geonames.org/flags/x/gm.gif'</text:p>
          </table:table-cell>
        </table:table-row>
        <table:table-row table:style-name="ro1">
          <table:table-cell table:style-name="ce1" office:value-type="string">
            <text:p><text:a xlink:href="http://www.geonames.org/countries/GN/guinea.html" xlink:type="simple">Guinea</text:a></text:p>
          </table:table-cell>
          <table:table-cell table:style-name="ce1" office:value-type="string">
            <text:p>Conakry</text:p>
          </table:table-cell>
          <table:table-cell office:value-type="string">
            <text:p>&lt;img src = 'http://www.geonames.org/flags/x/gn.gif'</text:p>
          </table:table-cell>
        </table:table-row>
        <table:table-row table:style-name="ro1">
          <table:table-cell table:style-name="ce1" office:value-type="string">
            <text:p><text:a xlink:href="http://www.geonames.org/countries/GP/guadeloupe.html" xlink:type="simple">Guadeloupe</text:a></text:p>
          </table:table-cell>
          <table:table-cell table:style-name="ce1" office:value-type="string">
            <text:p>Basse-Terre</text:p>
          </table:table-cell>
          <table:table-cell office:value-type="string">
            <text:p>&lt;img src = 'http://www.geonames.org/flags/x/gp.gif'</text:p>
          </table:table-cell>
        </table:table-row>
        <table:table-row table:style-name="ro1">
          <table:table-cell table:style-name="ce1" office:value-type="string">
            <text:p><text:a xlink:href="http://www.geonames.org/countries/GQ/equatorial-guinea.html" xlink:type="simple">Equatorial Guinea</text:a></text:p>
          </table:table-cell>
          <table:table-cell table:style-name="ce1" office:value-type="string">
            <text:p>Malabo</text:p>
          </table:table-cell>
          <table:table-cell office:value-type="string">
            <text:p>&lt;img src = 'http://www.geonames.org/flags/x/gq.gif'</text:p>
          </table:table-cell>
        </table:table-row>
        <table:table-row table:style-name="ro1">
          <table:table-cell table:style-name="ce1" office:value-type="string">
            <text:p><text:a xlink:href="http://www.geonames.org/countries/GR/greece.html" xlink:type="simple">Greece</text:a></text:p>
          </table:table-cell>
          <table:table-cell table:style-name="ce1" office:value-type="string">
            <text:p>Athens</text:p>
          </table:table-cell>
          <table:table-cell office:value-type="string">
            <text:p>&lt;img src = 'http://www.geonames.org/flags/x/gr.gif'</text:p>
          </table:table-cell>
        </table:table-row>
        <table:table-row table:style-name="ro1">
          <table:table-cell table:style-name="ce1" office:value-type="string">
            <text:p><text:a xlink:href="http://www.geonames.org/countries/GS/south-georgia-and-the-south-sandwich-islands.html" xlink:type="simple">South Georgia and the South Sandwich Islands</text:a></text:p>
          </table:table-cell>
          <table:table-cell table:style-name="ce1" office:value-type="string">
            <text:p>Grytviken</text:p>
          </table:table-cell>
          <table:table-cell office:value-type="string">
            <text:p>&lt;img src = 'http://www.geonames.org/flags/x/gs.gif'</text:p>
          </table:table-cell>
        </table:table-row>
        <table:table-row table:style-name="ro1">
          <table:table-cell table:style-name="ce1" office:value-type="string">
            <text:p><text:a xlink:href="http://www.geonames.org/countries/GT/guatemala.html" xlink:type="simple">Guatemala</text:a></text:p>
          </table:table-cell>
          <table:table-cell table:style-name="ce1" office:value-type="string">
            <text:p>Guatemala City</text:p>
          </table:table-cell>
          <table:table-cell office:value-type="string">
            <text:p>&lt;img src = 'http://www.geonames.org/flags/x/gt.gif'</text:p>
          </table:table-cell>
        </table:table-row>
        <table:table-row table:style-name="ro1">
          <table:table-cell table:style-name="ce1" office:value-type="string">
            <text:p><text:a xlink:href="http://www.geonames.org/countries/GU/guam.html" xlink:type="simple">Guam</text:a></text:p>
          </table:table-cell>
          <table:table-cell table:style-name="ce1" office:value-type="string">
            <text:p>Hagatna</text:p>
          </table:table-cell>
          <table:table-cell office:value-type="string">
            <text:p>&lt;img src = 'http://www.geonames.org/flags/x/gu.gif'</text:p>
          </table:table-cell>
        </table:table-row>
        <table:table-row table:style-name="ro1">
          <table:table-cell table:style-name="ce1" office:value-type="string">
            <text:p><text:a xlink:href="http://www.geonames.org/countries/GW/guinea-bissau.html" xlink:type="simple">Guinea-Bissau</text:a></text:p>
          </table:table-cell>
          <table:table-cell table:style-name="ce1" office:value-type="string">
            <text:p>Bissau</text:p>
          </table:table-cell>
          <table:table-cell office:value-type="string">
            <text:p>&lt;img src = 'http://www.geonames.org/flags/x/gw.gif'</text:p>
          </table:table-cell>
        </table:table-row>
        <table:table-row table:style-name="ro1">
          <table:table-cell table:style-name="ce1" office:value-type="string">
            <text:p><text:a xlink:href="http://www.geonames.org/countries/GY/guyana.html" xlink:type="simple">Guyana</text:a></text:p>
          </table:table-cell>
          <table:table-cell table:style-name="ce1" office:value-type="string">
            <text:p>Georgetown</text:p>
          </table:table-cell>
          <table:table-cell office:value-type="string">
            <text:p>&lt;img src = 'http://www.geonames.org/flags/x/gy.gif'</text:p>
          </table:table-cell>
        </table:table-row>
        <table:table-row table:style-name="ro1">
          <table:table-cell table:style-name="ce1" office:value-type="string">
            <text:p><text:a xlink:href="http://www.geonames.org/countries/HK/hong-kong.html" xlink:type="simple">Hong Kong</text:a></text:p>
          </table:table-cell>
          <table:table-cell table:style-name="ce1" office:value-type="string">
            <text:p>Hong Kong</text:p>
          </table:table-cell>
          <table:table-cell office:value-type="string">
            <text:p>&lt;img src = 'http://www.geonames.org/flags/x/hk.gif'</text:p>
          </table:table-cell>
        </table:table-row>
        <table:table-row table:style-name="ro1">
          <table:table-cell table:style-name="ce1" office:value-type="string">
            <text:p><text:a xlink:href="http://www.geonames.org/countries/HN/honduras.html" xlink:type="simple">Honduras</text:a></text:p>
          </table:table-cell>
          <table:table-cell table:style-name="ce1" office:value-type="string">
            <text:p>Tegucigalpa</text:p>
          </table:table-cell>
          <table:table-cell office:value-type="string">
            <text:p>&lt;img src = 'http://www.geonames.org/flags/x/hn.gif'</text:p>
          </table:table-cell>
        </table:table-row>
        <table:table-row table:style-name="ro1">
          <table:table-cell table:style-name="ce1" office:value-type="string">
            <text:p><text:a xlink:href="http://www.geonames.org/countries/HR/croatia.html" xlink:type="simple">Croatia</text:a></text:p>
          </table:table-cell>
          <table:table-cell table:style-name="ce1" office:value-type="string">
            <text:p>Zagreb</text:p>
          </table:table-cell>
          <table:table-cell office:value-type="string">
            <text:p>&lt;img src = 'http://www.geonames.org/flags/x/hr.gif'</text:p>
          </table:table-cell>
        </table:table-row>
        <table:table-row table:style-name="ro1">
          <table:table-cell table:style-name="ce1" office:value-type="string">
            <text:p><text:a xlink:href="http://www.geonames.org/countries/HT/haiti.html" xlink:type="simple">Haiti</text:a></text:p>
          </table:table-cell>
          <table:table-cell table:style-name="ce1" office:value-type="string">
            <text:p>Port-au-Prince</text:p>
          </table:table-cell>
          <table:table-cell office:value-type="string">
            <text:p>&lt;img src = 'http://www.geonames.org/flags/x/ht.gif'</text:p>
          </table:table-cell>
        </table:table-row>
        <table:table-row table:style-name="ro1">
          <table:table-cell table:style-name="ce1" office:value-type="string">
            <text:p><text:a xlink:href="http://www.geonames.org/countries/HU/hungary.html" xlink:type="simple">Hungary</text:a></text:p>
          </table:table-cell>
          <table:table-cell table:style-name="ce1" office:value-type="string">
            <text:p>Budapest</text:p>
          </table:table-cell>
          <table:table-cell office:value-type="string">
            <text:p>&lt;img src = 'http://www.geonames.org/flags/x/hu.gif'</text:p>
          </table:table-cell>
        </table:table-row>
        <table:table-row table:style-name="ro1">
          <table:table-cell table:style-name="ce1" office:value-type="string">
            <text:p><text:a xlink:href="http://www.geonames.org/countries/ID/indonesia.html" xlink:type="simple">Indonesia</text:a></text:p>
          </table:table-cell>
          <table:table-cell table:style-name="ce1" office:value-type="string">
            <text:p>Jakarta</text:p>
          </table:table-cell>
          <table:table-cell office:value-type="string">
            <text:p>&lt;img src = 'http://www.geonames.org/flags/x/id.gif'</text:p>
          </table:table-cell>
        </table:table-row>
        <table:table-row table:style-name="ro1">
          <table:table-cell table:style-name="ce1" office:value-type="string">
            <text:p><text:a xlink:href="http://www.geonames.org/countries/IE/ireland.html" xlink:type="simple">Ireland</text:a></text:p>
          </table:table-cell>
          <table:table-cell table:style-name="ce1" office:value-type="string">
            <text:p>Dublin</text:p>
          </table:table-cell>
          <table:table-cell office:value-type="string">
            <text:p>&lt;img src = 'http://www.geonames.org/flags/x/ie.gif'</text:p>
          </table:table-cell>
        </table:table-row>
        <table:table-row table:style-name="ro1">
          <table:table-cell table:style-name="ce1" office:value-type="string">
            <text:p><text:a xlink:href="http://www.geonames.org/countries/IL/israel.html" xlink:type="simple">Israel</text:a></text:p>
          </table:table-cell>
          <table:table-cell table:style-name="ce1" office:value-type="string">
            <text:p>Jerusalem</text:p>
          </table:table-cell>
          <table:table-cell office:value-type="string">
            <text:p>&lt;img src = 'http://www.geonames.org/flags/x/il.gif'</text:p>
          </table:table-cell>
        </table:table-row>
        <table:table-row table:style-name="ro1">
          <table:table-cell table:style-name="ce1" office:value-type="string">
            <text:p><text:a xlink:href="http://www.geonames.org/countries/IM/isle-of-man.html" xlink:type="simple">Isle of Man</text:a></text:p>
          </table:table-cell>
          <table:table-cell table:style-name="ce1" office:value-type="string">
            <text:p>Douglas, Isle of Man</text:p>
          </table:table-cell>
          <table:table-cell office:value-type="string">
            <text:p>&lt;img src = 'http://www.geonames.org/flags/x/im.gif'</text:p>
          </table:table-cell>
        </table:table-row>
        <table:table-row table:style-name="ro1">
          <table:table-cell table:style-name="ce1" office:value-type="string">
            <text:p><text:a xlink:href="http://www.geonames.org/countries/IN/india.html" xlink:type="simple">India</text:a></text:p>
          </table:table-cell>
          <table:table-cell table:style-name="ce1" office:value-type="string">
            <text:p>New Delhi</text:p>
          </table:table-cell>
          <table:table-cell office:value-type="string">
            <text:p>&lt;img src = 'http://www.geonames.org/flags/x/in.gif'</text:p>
          </table:table-cell>
        </table:table-row>
        <table:table-row table:style-name="ro1">
          <table:table-cell table:style-name="ce1" office:value-type="string">
            <text:p><text:a xlink:href="http://www.geonames.org/countries/IO/british-indian-ocean-territory.html" xlink:type="simple">British Indian Ocean Territory</text:a></text:p>
          </table:table-cell>
          <table:table-cell table:style-name="ce1" office:value-type="string">
            <text:p>Diego Garcia</text:p>
          </table:table-cell>
          <table:table-cell office:value-type="string">
            <text:p>&lt;img src = 'http://www.geonames.org/flags/x/io.gif'</text:p>
          </table:table-cell>
        </table:table-row>
        <table:table-row table:style-name="ro1">
          <table:table-cell table:style-name="ce1" office:value-type="string">
            <text:p><text:a xlink:href="http://www.geonames.org/countries/IQ/iraq.html" xlink:type="simple">Iraq</text:a></text:p>
          </table:table-cell>
          <table:table-cell table:style-name="ce1" office:value-type="string">
            <text:p>Baghdad</text:p>
          </table:table-cell>
          <table:table-cell office:value-type="string">
            <text:p>&lt;img src = 'http://www.geonames.org/flags/x/iq.gif'</text:p>
          </table:table-cell>
        </table:table-row>
        <table:table-row table:style-name="ro1">
          <table:table-cell table:style-name="ce1" office:value-type="string">
            <text:p><text:a xlink:href="http://www.geonames.org/countries/IR/iran.html" xlink:type="simple">Iran</text:a></text:p>
          </table:table-cell>
          <table:table-cell table:style-name="ce1" office:value-type="string">
            <text:p>Tehran</text:p>
          </table:table-cell>
          <table:table-cell office:value-type="string">
            <text:p>&lt;img src = 'http://www.geonames.org/flags/x/ir.gif'</text:p>
          </table:table-cell>
        </table:table-row>
        <table:table-row table:style-name="ro1">
          <table:table-cell table:style-name="ce1" office:value-type="string">
            <text:p><text:a xlink:href="http://www.geonames.org/countries/IS/iceland.html" xlink:type="simple">Iceland</text:a></text:p>
          </table:table-cell>
          <table:table-cell table:style-name="ce1" office:value-type="string">
            <text:p>Reykjavik</text:p>
          </table:table-cell>
          <table:table-cell office:value-type="string">
            <text:p>&lt;img src = 'http://www.geonames.org/flags/x/is.gif'</text:p>
          </table:table-cell>
        </table:table-row>
        <table:table-row table:style-name="ro1">
          <table:table-cell table:style-name="ce1" office:value-type="string">
            <text:p><text:a xlink:href="http://www.geonames.org/countries/IT/italy.html" xlink:type="simple">Italy</text:a></text:p>
          </table:table-cell>
          <table:table-cell table:style-name="ce1" office:value-type="string">
            <text:p>Rome</text:p>
          </table:table-cell>
          <table:table-cell office:value-type="string">
            <text:p>&lt;img src = 'http://www.geonames.org/flags/x/it.gif'</text:p>
          </table:table-cell>
        </table:table-row>
        <table:table-row table:style-name="ro1">
          <table:table-cell table:style-name="ce1" office:value-type="string">
            <text:p><text:a xlink:href="http://www.geonames.org/countries/JE/jersey.html" xlink:type="simple">Jersey</text:a></text:p>
          </table:table-cell>
          <table:table-cell table:style-name="ce1" office:value-type="string">
            <text:p>Saint Helier</text:p>
          </table:table-cell>
          <table:table-cell office:value-type="string">
            <text:p>&lt;img src = 'http://www.geonames.org/flags/x/je.gif'</text:p>
          </table:table-cell>
        </table:table-row>
        <table:table-row table:style-name="ro1">
          <table:table-cell table:style-name="ce1" office:value-type="string">
            <text:p><text:a xlink:href="http://www.geonames.org/countries/JM/jamaica.html" xlink:type="simple">Jamaica</text:a></text:p>
          </table:table-cell>
          <table:table-cell table:style-name="ce1" office:value-type="string">
            <text:p>Kingston</text:p>
          </table:table-cell>
          <table:table-cell office:value-type="string">
            <text:p>&lt;img src = 'http://www.geonames.org/flags/x/jm.gif'</text:p>
          </table:table-cell>
        </table:table-row>
        <table:table-row table:style-name="ro1">
          <table:table-cell table:style-name="ce1" office:value-type="string">
            <text:p><text:a xlink:href="http://www.geonames.org/countries/JO/jordan.html" xlink:type="simple">Jordan</text:a></text:p>
          </table:table-cell>
          <table:table-cell table:style-name="ce1" office:value-type="string">
            <text:p>Amman</text:p>
          </table:table-cell>
          <table:table-cell office:value-type="string">
            <text:p>&lt;img src = 'http://www.geonames.org/flags/x/jo.gif'</text:p>
          </table:table-cell>
        </table:table-row>
        <table:table-row table:style-name="ro1">
          <table:table-cell table:style-name="ce1" office:value-type="string">
            <text:p><text:a xlink:href="http://www.geonames.org/countries/JP/japan.html" xlink:type="simple">Japan</text:a></text:p>
          </table:table-cell>
          <table:table-cell table:style-name="ce1" office:value-type="string">
            <text:p>Tokyo</text:p>
          </table:table-cell>
          <table:table-cell office:value-type="string">
            <text:p>&lt;img src = 'http://www.geonames.org/flags/x/jp.gif'</text:p>
          </table:table-cell>
        </table:table-row>
        <table:table-row table:style-name="ro1">
          <table:table-cell table:style-name="ce1" office:value-type="string">
            <text:p><text:a xlink:href="http://www.geonames.org/countries/KE/kenya.html" xlink:type="simple">Kenya</text:a></text:p>
          </table:table-cell>
          <table:table-cell table:style-name="ce1" office:value-type="string">
            <text:p>Nairobi</text:p>
          </table:table-cell>
          <table:table-cell office:value-type="string">
            <text:p>&lt;img src = 'http://www.geonames.org/flags/x/ke.gif'</text:p>
          </table:table-cell>
        </table:table-row>
        <table:table-row table:style-name="ro1">
          <table:table-cell table:style-name="ce1" office:value-type="string">
            <text:p><text:a xlink:href="http://www.geonames.org/countries/KG/kyrgyzstan.html" xlink:type="simple">Kyrgyzstan</text:a></text:p>
          </table:table-cell>
          <table:table-cell table:style-name="ce1" office:value-type="string">
            <text:p>Bishkek</text:p>
          </table:table-cell>
          <table:table-cell office:value-type="string">
            <text:p>&lt;img src = 'http://www.geonames.org/flags/x/kg.gif'</text:p>
          </table:table-cell>
        </table:table-row>
        <table:table-row table:style-name="ro1">
          <table:table-cell table:style-name="ce1" office:value-type="string">
            <text:p><text:a xlink:href="http://www.geonames.org/countries/KH/cambodia.html" xlink:type="simple">Cambodia</text:a></text:p>
          </table:table-cell>
          <table:table-cell table:style-name="ce1" office:value-type="string">
            <text:p>Phnom Penh</text:p>
          </table:table-cell>
          <table:table-cell office:value-type="string">
            <text:p>&lt;img src = 'http://www.geonames.org/flags/x/kh.gif'</text:p>
          </table:table-cell>
        </table:table-row>
        <table:table-row table:style-name="ro1">
          <table:table-cell table:style-name="ce1" office:value-type="string">
            <text:p><text:a xlink:href="http://www.geonames.org/countries/KI/kiribati.html" xlink:type="simple">Kiribati</text:a></text:p>
          </table:table-cell>
          <table:table-cell table:style-name="ce1" office:value-type="string">
            <text:p>Tarawa</text:p>
          </table:table-cell>
          <table:table-cell office:value-type="string">
            <text:p>&lt;img src = 'http://www.geonames.org/flags/x/ki.gif'</text:p>
          </table:table-cell>
        </table:table-row>
        <table:table-row table:style-name="ro1">
          <table:table-cell table:style-name="ce1" office:value-type="string">
            <text:p><text:a xlink:href="http://www.geonames.org/countries/KM/comoros.html" xlink:type="simple">Comoros</text:a></text:p>
          </table:table-cell>
          <table:table-cell table:style-name="ce1" office:value-type="string">
            <text:p>Moroni</text:p>
          </table:table-cell>
          <table:table-cell office:value-type="string">
            <text:p>&lt;img src = 'http://www.geonames.org/flags/x/km.gif'</text:p>
          </table:table-cell>
        </table:table-row>
        <table:table-row table:style-name="ro1">
          <table:table-cell table:style-name="ce1" office:value-type="string">
            <text:p><text:a xlink:href="http://www.geonames.org/countries/KN/saint-kitts-and-nevis.html" xlink:type="simple">Saint Kitts and Nevis</text:a></text:p>
          </table:table-cell>
          <table:table-cell table:style-name="ce1" office:value-type="string">
            <text:p>Basseterre</text:p>
          </table:table-cell>
          <table:table-cell office:value-type="string">
            <text:p>&lt;img src = 'http://www.geonames.org/flags/x/kn.gif'</text:p>
          </table:table-cell>
        </table:table-row>
        <table:table-row table:style-name="ro1">
          <table:table-cell table:style-name="ce1" office:value-type="string">
            <text:p><text:a xlink:href="http://www.geonames.org/countries/KP/north-korea.html" xlink:type="simple">North Korea</text:a></text:p>
          </table:table-cell>
          <table:table-cell table:style-name="ce1" office:value-type="string">
            <text:p>Pyongyang</text:p>
          </table:table-cell>
          <table:table-cell office:value-type="string">
            <text:p>&lt;img src = 'http://www.geonames.org/flags/x/kp.gif'</text:p>
          </table:table-cell>
        </table:table-row>
        <table:table-row table:style-name="ro1">
          <table:table-cell table:style-name="ce1" office:value-type="string">
            <text:p><text:a xlink:href="http://www.geonames.org/countries/KR/south-korea.html" xlink:type="simple">South Korea</text:a></text:p>
          </table:table-cell>
          <table:table-cell table:style-name="ce1" office:value-type="string">
            <text:p>Seoul</text:p>
          </table:table-cell>
          <table:table-cell office:value-type="string">
            <text:p>&lt;img src = 'http://www.geonames.org/flags/x/kr.gif'</text:p>
          </table:table-cell>
        </table:table-row>
        <table:table-row table:style-name="ro1">
          <table:table-cell table:style-name="ce1" office:value-type="string">
            <text:p><text:a xlink:href="http://www.geonames.org/countries/KW/kuwait.html" xlink:type="simple">Kuwait</text:a></text:p>
          </table:table-cell>
          <table:table-cell table:style-name="ce1" office:value-type="string">
            <text:p>Kuwait City</text:p>
          </table:table-cell>
          <table:table-cell office:value-type="string">
            <text:p>&lt;img src = 'http://www.geonames.org/flags/x/kw.gif'</text:p>
          </table:table-cell>
        </table:table-row>
        <table:table-row table:style-name="ro1">
          <table:table-cell table:style-name="ce1" office:value-type="string">
            <text:p><text:a xlink:href="http://www.geonames.org/countries/KY/cayman-islands.html" xlink:type="simple">Cayman Islands</text:a></text:p>
          </table:table-cell>
          <table:table-cell table:style-name="ce1" office:value-type="string">
            <text:p>George Town</text:p>
          </table:table-cell>
          <table:table-cell office:value-type="string">
            <text:p>&lt;img src = 'http://www.geonames.org/flags/x/ky.gif'</text:p>
          </table:table-cell>
        </table:table-row>
        <table:table-row table:style-name="ro1">
          <table:table-cell table:style-name="ce1" office:value-type="string">
            <text:p><text:a xlink:href="http://www.geonames.org/countries/KZ/kazakhstan.html" xlink:type="simple">Kazakhstan</text:a></text:p>
          </table:table-cell>
          <table:table-cell table:style-name="ce1" office:value-type="string">
            <text:p>Astana</text:p>
          </table:table-cell>
          <table:table-cell office:value-type="string">
            <text:p>&lt;img src = 'http://www.geonames.org/flags/x/kz.gif'</text:p>
          </table:table-cell>
        </table:table-row>
        <table:table-row table:style-name="ro1">
          <table:table-cell table:style-name="ce1" office:value-type="string">
            <text:p><text:a xlink:href="http://www.geonames.org/countries/LA/laos.html" xlink:type="simple">Laos</text:a></text:p>
          </table:table-cell>
          <table:table-cell table:style-name="ce1" office:value-type="string">
            <text:p>Vientiane</text:p>
          </table:table-cell>
          <table:table-cell office:value-type="string">
            <text:p>&lt;img src = 'http://www.geonames.org/flags/x/la.gif'</text:p>
          </table:table-cell>
        </table:table-row>
        <table:table-row table:style-name="ro1">
          <table:table-cell table:style-name="ce1" office:value-type="string">
            <text:p><text:a xlink:href="http://www.geonames.org/countries/LB/lebanon.html" xlink:type="simple">Lebanon</text:a></text:p>
          </table:table-cell>
          <table:table-cell table:style-name="ce1" office:value-type="string">
            <text:p>Beirut</text:p>
          </table:table-cell>
          <table:table-cell office:value-type="string">
            <text:p>&lt;img src = 'http://www.geonames.org/flags/x/lb.gif'</text:p>
          </table:table-cell>
        </table:table-row>
        <table:table-row table:style-name="ro1">
          <table:table-cell table:style-name="ce1" office:value-type="string">
            <text:p><text:a xlink:href="http://www.geonames.org/countries/LC/saint-lucia.html" xlink:type="simple">Saint Lucia</text:a></text:p>
          </table:table-cell>
          <table:table-cell table:style-name="ce1" office:value-type="string">
            <text:p>Castries</text:p>
          </table:table-cell>
          <table:table-cell office:value-type="string">
            <text:p>&lt;img src = 'http://www.geonames.org/flags/x/lc.gif'</text:p>
          </table:table-cell>
        </table:table-row>
        <table:table-row table:style-name="ro1">
          <table:table-cell table:style-name="ce1" office:value-type="string">
            <text:p><text:a xlink:href="http://www.geonames.org/countries/LI/liechtenstein.html" xlink:type="simple">Liechtenstein</text:a></text:p>
          </table:table-cell>
          <table:table-cell table:style-name="ce1" office:value-type="string">
            <text:p>Vaduz</text:p>
          </table:table-cell>
          <table:table-cell office:value-type="string">
            <text:p>&lt;img src = 'http://www.geonames.org/flags/x/li.gif'</text:p>
          </table:table-cell>
        </table:table-row>
        <table:table-row table:style-name="ro1">
          <table:table-cell table:style-name="ce1" office:value-type="string">
            <text:p><text:a xlink:href="http://www.geonames.org/countries/LK/sri-lanka.html" xlink:type="simple">Sri Lanka</text:a></text:p>
          </table:table-cell>
          <table:table-cell table:style-name="ce1" office:value-type="string">
            <text:p>Colombo</text:p>
          </table:table-cell>
          <table:table-cell office:value-type="string">
            <text:p>&lt;img src = 'http://www.geonames.org/flags/x/lk.gif'</text:p>
          </table:table-cell>
        </table:table-row>
        <table:table-row table:style-name="ro1">
          <table:table-cell table:style-name="ce1" office:value-type="string">
            <text:p><text:a xlink:href="http://www.geonames.org/countries/LR/liberia.html" xlink:type="simple">Liberia</text:a></text:p>
          </table:table-cell>
          <table:table-cell table:style-name="ce1" office:value-type="string">
            <text:p>Monrovia</text:p>
          </table:table-cell>
          <table:table-cell office:value-type="string">
            <text:p>&lt;img src = 'http://www.geonames.org/flags/x/lr.gif'</text:p>
          </table:table-cell>
        </table:table-row>
        <table:table-row table:style-name="ro1">
          <table:table-cell table:style-name="ce1" office:value-type="string">
            <text:p><text:a xlink:href="http://www.geonames.org/countries/LS/lesotho.html" xlink:type="simple">Lesotho</text:a></text:p>
          </table:table-cell>
          <table:table-cell table:style-name="ce1" office:value-type="string">
            <text:p>Maseru</text:p>
          </table:table-cell>
          <table:table-cell office:value-type="string">
            <text:p>&lt;img src = 'http://www.geonames.org/flags/x/ls.gif'</text:p>
          </table:table-cell>
        </table:table-row>
        <table:table-row table:style-name="ro1">
          <table:table-cell table:style-name="ce1" office:value-type="string">
            <text:p><text:a xlink:href="http://www.geonames.org/countries/LT/lithuania.html" xlink:type="simple">Lithuania</text:a></text:p>
          </table:table-cell>
          <table:table-cell table:style-name="ce1" office:value-type="string">
            <text:p>Vilnius</text:p>
          </table:table-cell>
          <table:table-cell office:value-type="string">
            <text:p>&lt;img src = 'http://www.geonames.org/flags/x/lt.gif'</text:p>
          </table:table-cell>
        </table:table-row>
        <table:table-row table:style-name="ro1">
          <table:table-cell table:style-name="ce1" office:value-type="string">
            <text:p><text:a xlink:href="http://www.geonames.org/countries/LU/luxembourg.html" xlink:type="simple">Luxembourg</text:a></text:p>
          </table:table-cell>
          <table:table-cell table:style-name="ce1" office:value-type="string">
            <text:p>Luxembourg</text:p>
          </table:table-cell>
          <table:table-cell office:value-type="string">
            <text:p>&lt;img src = 'http://www.geonames.org/flags/x/lu.gif'</text:p>
          </table:table-cell>
        </table:table-row>
        <table:table-row table:style-name="ro1">
          <table:table-cell table:style-name="ce1" office:value-type="string">
            <text:p><text:a xlink:href="http://www.geonames.org/countries/LV/latvia.html" xlink:type="simple">Latvia</text:a></text:p>
          </table:table-cell>
          <table:table-cell table:style-name="ce1" office:value-type="string">
            <text:p>Riga</text:p>
          </table:table-cell>
          <table:table-cell office:value-type="string">
            <text:p>&lt;img src = 'http://www.geonames.org/flags/x/lv.gif'</text:p>
          </table:table-cell>
        </table:table-row>
        <table:table-row table:style-name="ro1">
          <table:table-cell table:style-name="ce1" office:value-type="string">
            <text:p><text:a xlink:href="http://www.geonames.org/countries/LY/libya.html" xlink:type="simple">Libya</text:a></text:p>
          </table:table-cell>
          <table:table-cell table:style-name="ce1" office:value-type="string">
            <text:p>Tripolis</text:p>
          </table:table-cell>
          <table:table-cell office:value-type="string">
            <text:p>&lt;img src = 'http://www.geonames.org/flags/x/ly.gif'</text:p>
          </table:table-cell>
        </table:table-row>
        <table:table-row table:style-name="ro1">
          <table:table-cell table:style-name="ce1" office:value-type="string">
            <text:p><text:a xlink:href="http://www.geonames.org/countries/MA/morocco.html" xlink:type="simple">Morocco</text:a></text:p>
          </table:table-cell>
          <table:table-cell table:style-name="ce1" office:value-type="string">
            <text:p>Rabat</text:p>
          </table:table-cell>
          <table:table-cell office:value-type="string">
            <text:p>&lt;img src = 'http://www.geonames.org/flags/x/ma.gif'</text:p>
          </table:table-cell>
        </table:table-row>
        <table:table-row table:style-name="ro1">
          <table:table-cell table:style-name="ce1" office:value-type="string">
            <text:p><text:a xlink:href="http://www.geonames.org/countries/MC/monaco.html" xlink:type="simple">Monaco</text:a></text:p>
          </table:table-cell>
          <table:table-cell table:style-name="ce1" office:value-type="string">
            <text:p>Monaco</text:p>
          </table:table-cell>
          <table:table-cell office:value-type="string">
            <text:p>&lt;img src = 'http://www.geonames.org/flags/x/mc.gif'</text:p>
          </table:table-cell>
        </table:table-row>
        <table:table-row table:style-name="ro1">
          <table:table-cell table:style-name="ce1" office:value-type="string">
            <text:p><text:a xlink:href="http://www.geonames.org/countries/MD/moldova.html" xlink:type="simple">Moldova</text:a></text:p>
          </table:table-cell>
          <table:table-cell table:style-name="ce1" office:value-type="string">
            <text:p>Chisinau</text:p>
          </table:table-cell>
          <table:table-cell office:value-type="string">
            <text:p>&lt;img src = 'http://www.geonames.org/flags/x/md.gif'</text:p>
          </table:table-cell>
        </table:table-row>
        <table:table-row table:style-name="ro1">
          <table:table-cell table:style-name="ce1" office:value-type="string">
            <text:p><text:a xlink:href="http://www.geonames.org/countries/ME/montenegro.html" xlink:type="simple">Montenegro</text:a></text:p>
          </table:table-cell>
          <table:table-cell table:style-name="ce1" office:value-type="string">
            <text:p>Podgorica</text:p>
          </table:table-cell>
          <table:table-cell office:value-type="string">
            <text:p>&lt;img src = 'http://www.geonames.org/flags/x/me.gif'</text:p>
          </table:table-cell>
        </table:table-row>
        <table:table-row table:style-name="ro1">
          <table:table-cell table:style-name="ce1" office:value-type="string">
            <text:p><text:a xlink:href="http://www.geonames.org/countries/MF/saint-martin.html" xlink:type="simple">Saint Martin</text:a></text:p>
          </table:table-cell>
          <table:table-cell table:style-name="ce1" office:value-type="string">
            <text:p>Marigot</text:p>
          </table:table-cell>
          <table:table-cell office:value-type="string">
            <text:p>&lt;img src = 'http://www.geonames.org/flags/x/mf.gif'</text:p>
          </table:table-cell>
        </table:table-row>
        <table:table-row table:style-name="ro1">
          <table:table-cell table:style-name="ce1" office:value-type="string">
            <text:p><text:a xlink:href="http://www.geonames.org/countries/MG/madagascar.html" xlink:type="simple">Madagascar</text:a></text:p>
          </table:table-cell>
          <table:table-cell table:style-name="ce1" office:value-type="string">
            <text:p>Antananarivo</text:p>
          </table:table-cell>
          <table:table-cell office:value-type="string">
            <text:p>&lt;img src = 'http://www.geonames.org/flags/x/mg.gif'</text:p>
          </table:table-cell>
        </table:table-row>
        <table:table-row table:style-name="ro1">
          <table:table-cell table:style-name="ce1" office:value-type="string">
            <text:p><text:a xlink:href="http://www.geonames.org/countries/MH/marshall-islands.html" xlink:type="simple">Marshall Islands</text:a></text:p>
          </table:table-cell>
          <table:table-cell table:style-name="ce1" office:value-type="string">
            <text:p>Majuro</text:p>
          </table:table-cell>
          <table:table-cell office:value-type="string">
            <text:p>&lt;img src = 'http://www.geonames.org/flags/x/mh.gif'</text:p>
          </table:table-cell>
        </table:table-row>
        <table:table-row table:style-name="ro1">
          <table:table-cell table:style-name="ce1" office:value-type="string">
            <text:p><text:a xlink:href="http://www.geonames.org/countries/MK/macedonia.html" xlink:type="simple">Macedonia</text:a></text:p>
          </table:table-cell>
          <table:table-cell table:style-name="ce1" office:value-type="string">
            <text:p>Skopje</text:p>
          </table:table-cell>
          <table:table-cell office:value-type="string">
            <text:p>&lt;img src = 'http://www.geonames.org/flags/x/mk.gif'</text:p>
          </table:table-cell>
        </table:table-row>
        <table:table-row table:style-name="ro1">
          <table:table-cell table:style-name="ce1" office:value-type="string">
            <text:p><text:a xlink:href="http://www.geonames.org/countries/ML/mali.html" xlink:type="simple">Mali</text:a></text:p>
          </table:table-cell>
          <table:table-cell table:style-name="ce1" office:value-type="string">
            <text:p>Bamako</text:p>
          </table:table-cell>
          <table:table-cell office:value-type="string">
            <text:p>&lt;img src = 'http://www.geonames.org/flags/x/ml.gif'</text:p>
          </table:table-cell>
        </table:table-row>
        <table:table-row table:style-name="ro1">
          <table:table-cell table:style-name="ce1" office:value-type="string">
            <text:p><text:a xlink:href="http://www.geonames.org/countries/MM/myanmar-%5Bburma%5D.html" xlink:type="simple">Myanmar [Burma]</text:a></text:p>
          </table:table-cell>
          <table:table-cell table:style-name="ce1" office:value-type="string">
            <text:p>Nay Pyi Taw</text:p>
          </table:table-cell>
          <table:table-cell office:value-type="string">
            <text:p>&lt;img src = 'http://www.geonames.org/flags/x/mm.gif'</text:p>
          </table:table-cell>
        </table:table-row>
        <table:table-row table:style-name="ro1">
          <table:table-cell table:style-name="ce1" office:value-type="string">
            <text:p><text:a xlink:href="http://www.geonames.org/countries/MN/mongolia.html" xlink:type="simple">Mongolia</text:a></text:p>
          </table:table-cell>
          <table:table-cell table:style-name="ce1" office:value-type="string">
            <text:p>Ulan Bator</text:p>
          </table:table-cell>
          <table:table-cell office:value-type="string">
            <text:p>&lt;img src = 'http://www.geonames.org/flags/x/mn.gif'</text:p>
          </table:table-cell>
        </table:table-row>
        <table:table-row table:style-name="ro1">
          <table:table-cell table:style-name="ce1" office:value-type="string">
            <text:p><text:a xlink:href="http://www.geonames.org/countries/MO/macao.html" xlink:type="simple">Macao</text:a></text:p>
          </table:table-cell>
          <table:table-cell table:style-name="ce1" office:value-type="string">
            <text:p>Macao</text:p>
          </table:table-cell>
          <table:table-cell office:value-type="string">
            <text:p>&lt;img src = 'http://www.geonames.org/flags/x/mo.gif'</text:p>
          </table:table-cell>
        </table:table-row>
        <table:table-row table:style-name="ro1">
          <table:table-cell table:style-name="ce1" office:value-type="string">
            <text:p><text:a xlink:href="http://www.geonames.org/countries/MP/northern-mariana-islands.html" xlink:type="simple">Northern Mariana Islands</text:a></text:p>
          </table:table-cell>
          <table:table-cell table:style-name="ce1" office:value-type="string">
            <text:p>Saipan</text:p>
          </table:table-cell>
          <table:table-cell office:value-type="string">
            <text:p>&lt;img src = 'http://www.geonames.org/flags/x/mp.gif'</text:p>
          </table:table-cell>
        </table:table-row>
        <table:table-row table:style-name="ro1">
          <table:table-cell table:style-name="ce1" office:value-type="string">
            <text:p><text:a xlink:href="http://www.geonames.org/countries/MQ/martinique.html" xlink:type="simple">Martinique</text:a></text:p>
          </table:table-cell>
          <table:table-cell table:style-name="ce1" office:value-type="string">
            <text:p>Fort-de-France</text:p>
          </table:table-cell>
          <table:table-cell office:value-type="string">
            <text:p>&lt;img src = 'http://www.geonames.org/flags/x/mq.gif'</text:p>
          </table:table-cell>
        </table:table-row>
        <table:table-row table:style-name="ro1">
          <table:table-cell table:style-name="ce1" office:value-type="string">
            <text:p><text:a xlink:href="http://www.geonames.org/countries/MR/mauritania.html" xlink:type="simple">Mauritania</text:a></text:p>
          </table:table-cell>
          <table:table-cell table:style-name="ce1" office:value-type="string">
            <text:p>Nouakchott</text:p>
          </table:table-cell>
          <table:table-cell office:value-type="string">
            <text:p>&lt;img src = 'http://www.geonames.org/flags/x/mr.gif'</text:p>
          </table:table-cell>
        </table:table-row>
        <table:table-row table:style-name="ro1">
          <table:table-cell table:style-name="ce1" office:value-type="string">
            <text:p><text:a xlink:href="http://www.geonames.org/countries/MS/montserrat.html" xlink:type="simple">Montserrat</text:a></text:p>
          </table:table-cell>
          <table:table-cell table:style-name="ce1" office:value-type="string">
            <text:p>Plymouth</text:p>
          </table:table-cell>
          <table:table-cell office:value-type="string">
            <text:p>&lt;img src = 'http://www.geonames.org/flags/x/ms.gif'</text:p>
          </table:table-cell>
        </table:table-row>
        <table:table-row table:style-name="ro1">
          <table:table-cell table:style-name="ce1" office:value-type="string">
            <text:p><text:a xlink:href="http://www.geonames.org/countries/MT/malta.html" xlink:type="simple">Malta</text:a></text:p>
          </table:table-cell>
          <table:table-cell table:style-name="ce1" office:value-type="string">
            <text:p>Valletta</text:p>
          </table:table-cell>
          <table:table-cell office:value-type="string">
            <text:p>&lt;img src = 'http://www.geonames.org/flags/x/mt.gif'</text:p>
          </table:table-cell>
        </table:table-row>
        <table:table-row table:style-name="ro1">
          <table:table-cell table:style-name="ce1" office:value-type="string">
            <text:p><text:a xlink:href="http://www.geonames.org/countries/MU/mauritius.html" xlink:type="simple">Mauritius</text:a></text:p>
          </table:table-cell>
          <table:table-cell table:style-name="ce1" office:value-type="string">
            <text:p>Port Louis</text:p>
          </table:table-cell>
          <table:table-cell office:value-type="string">
            <text:p>&lt;img src = 'http://www.geonames.org/flags/x/mu.gif'</text:p>
          </table:table-cell>
        </table:table-row>
        <table:table-row table:style-name="ro1">
          <table:table-cell table:style-name="ce1" office:value-type="string">
            <text:p><text:a xlink:href="http://www.geonames.org/countries/MV/maldives.html" xlink:type="simple">Maldives</text:a></text:p>
          </table:table-cell>
          <table:table-cell table:style-name="ce1" office:value-type="string">
            <text:p>Male</text:p>
          </table:table-cell>
          <table:table-cell office:value-type="string">
            <text:p>&lt;img src = 'http://www.geonames.org/flags/x/mv.gif'</text:p>
          </table:table-cell>
        </table:table-row>
        <table:table-row table:style-name="ro1">
          <table:table-cell table:style-name="ce1" office:value-type="string">
            <text:p><text:a xlink:href="http://www.geonames.org/countries/MW/malawi.html" xlink:type="simple">Malawi</text:a></text:p>
          </table:table-cell>
          <table:table-cell table:style-name="ce1" office:value-type="string">
            <text:p>Lilongwe</text:p>
          </table:table-cell>
          <table:table-cell office:value-type="string">
            <text:p>&lt;img src = 'http://www.geonames.org/flags/x/mw.gif'</text:p>
          </table:table-cell>
        </table:table-row>
        <table:table-row table:style-name="ro1">
          <table:table-cell table:style-name="ce1" office:value-type="string">
            <text:p><text:a xlink:href="http://www.geonames.org/countries/MX/mexico.html" xlink:type="simple">Mexico</text:a></text:p>
          </table:table-cell>
          <table:table-cell table:style-name="ce1" office:value-type="string">
            <text:p>Mexico City</text:p>
          </table:table-cell>
          <table:table-cell office:value-type="string">
            <text:p>&lt;img src = 'http://www.geonames.org/flags/x/mx.gif'</text:p>
          </table:table-cell>
        </table:table-row>
        <table:table-row table:style-name="ro1">
          <table:table-cell table:style-name="ce1" office:value-type="string">
            <text:p><text:a xlink:href="http://www.geonames.org/countries/MY/malaysia.html" xlink:type="simple">Malaysia</text:a></text:p>
          </table:table-cell>
          <table:table-cell table:style-name="ce1" office:value-type="string">
            <text:p>Kuala Lumpur</text:p>
          </table:table-cell>
          <table:table-cell office:value-type="string">
            <text:p>&lt;img src = 'http://www.geonames.org/flags/x/my.gif'</text:p>
          </table:table-cell>
        </table:table-row>
        <table:table-row table:style-name="ro1">
          <table:table-cell table:style-name="ce1" office:value-type="string">
            <text:p><text:a xlink:href="http://www.geonames.org/countries/MZ/mozambique.html" xlink:type="simple">Mozambique</text:a></text:p>
          </table:table-cell>
          <table:table-cell table:style-name="ce1" office:value-type="string">
            <text:p>Maputo</text:p>
          </table:table-cell>
          <table:table-cell office:value-type="string">
            <text:p>&lt;img src = 'http://www.geonames.org/flags/x/mz.gif'</text:p>
          </table:table-cell>
        </table:table-row>
        <table:table-row table:style-name="ro1">
          <table:table-cell table:style-name="ce1" office:value-type="string">
            <text:p><text:a xlink:href="http://www.geonames.org/countries/NA/namibia.html" xlink:type="simple">Namibia</text:a></text:p>
          </table:table-cell>
          <table:table-cell table:style-name="ce1" office:value-type="string">
            <text:p>Windhoek</text:p>
          </table:table-cell>
          <table:table-cell office:value-type="string">
            <text:p>&lt;img src = 'http://www.geonames.org/flags/x/na.gif'</text:p>
          </table:table-cell>
        </table:table-row>
        <table:table-row table:style-name="ro1">
          <table:table-cell table:style-name="ce1" office:value-type="string">
            <text:p><text:a xlink:href="http://www.geonames.org/countries/NC/new-caledonia.html" xlink:type="simple">New Caledonia</text:a></text:p>
          </table:table-cell>
          <table:table-cell table:style-name="ce1" office:value-type="string">
            <text:p>Noumea</text:p>
          </table:table-cell>
          <table:table-cell office:value-type="string">
            <text:p>&lt;img src = 'http://www.geonames.org/flags/x/nc.gif'</text:p>
          </table:table-cell>
        </table:table-row>
        <table:table-row table:style-name="ro1">
          <table:table-cell table:style-name="ce1" office:value-type="string">
            <text:p><text:a xlink:href="http://www.geonames.org/countries/NE/niger.html" xlink:type="simple">Niger</text:a></text:p>
          </table:table-cell>
          <table:table-cell table:style-name="ce1" office:value-type="string">
            <text:p>Niamey</text:p>
          </table:table-cell>
          <table:table-cell office:value-type="string">
            <text:p>&lt;img src = 'http://www.geonames.org/flags/x/ne.gif'</text:p>
          </table:table-cell>
        </table:table-row>
        <table:table-row table:style-name="ro1">
          <table:table-cell table:style-name="ce1" office:value-type="string">
            <text:p><text:a xlink:href="http://www.geonames.org/countries/NF/norfolk-island.html" xlink:type="simple">Norfolk Island</text:a></text:p>
          </table:table-cell>
          <table:table-cell table:style-name="ce1" office:value-type="string">
            <text:p>Kingston</text:p>
          </table:table-cell>
          <table:table-cell office:value-type="string">
            <text:p>&lt;img src = 'http://www.geonames.org/flags/x/nf.gif'</text:p>
          </table:table-cell>
        </table:table-row>
        <table:table-row table:style-name="ro1">
          <table:table-cell table:style-name="ce1" office:value-type="string">
            <text:p><text:a xlink:href="http://www.geonames.org/countries/NG/nigeria.html" xlink:type="simple">Nigeria</text:a></text:p>
          </table:table-cell>
          <table:table-cell table:style-name="ce1" office:value-type="string">
            <text:p>Abuja</text:p>
          </table:table-cell>
          <table:table-cell office:value-type="string">
            <text:p>&lt;img src = 'http://www.geonames.org/flags/x/ng.gif'</text:p>
          </table:table-cell>
        </table:table-row>
        <table:table-row table:style-name="ro1">
          <table:table-cell table:style-name="ce1" office:value-type="string">
            <text:p><text:a xlink:href="http://www.geonames.org/countries/NI/nicaragua.html" xlink:type="simple">Nicaragua</text:a></text:p>
          </table:table-cell>
          <table:table-cell table:style-name="ce1" office:value-type="string">
            <text:p>Managua</text:p>
          </table:table-cell>
          <table:table-cell office:value-type="string">
            <text:p>&lt;img src = 'http://www.geonames.org/flags/x/ni.gif'</text:p>
          </table:table-cell>
        </table:table-row>
        <table:table-row table:style-name="ro1">
          <table:table-cell table:style-name="ce1" office:value-type="string">
            <text:p><text:a xlink:href="http://www.geonames.org/countries/NL/netherlands.html" xlink:type="simple">Netherlands</text:a></text:p>
          </table:table-cell>
          <table:table-cell table:style-name="ce1" office:value-type="string">
            <text:p>Amsterdam</text:p>
          </table:table-cell>
          <table:table-cell office:value-type="string">
            <text:p>&lt;img src = 'http://www.geonames.org/flags/x/nl.gif'</text:p>
          </table:table-cell>
        </table:table-row>
        <table:table-row table:style-name="ro1">
          <table:table-cell table:style-name="ce1" office:value-type="string">
            <text:p><text:a xlink:href="http://www.geonames.org/countries/NO/norway.html" xlink:type="simple">Norway</text:a></text:p>
          </table:table-cell>
          <table:table-cell table:style-name="ce1" office:value-type="string">
            <text:p>Oslo</text:p>
          </table:table-cell>
          <table:table-cell office:value-type="string">
            <text:p>&lt;img src = 'http://www.geonames.org/flags/x/no.gif'</text:p>
          </table:table-cell>
        </table:table-row>
        <table:table-row table:style-name="ro1">
          <table:table-cell table:style-name="ce1" office:value-type="string">
            <text:p><text:a xlink:href="http://www.geonames.org/countries/NP/nepal.html" xlink:type="simple">Nepal</text:a></text:p>
          </table:table-cell>
          <table:table-cell table:style-name="ce1" office:value-type="string">
            <text:p>Kathmandu</text:p>
          </table:table-cell>
          <table:table-cell office:value-type="string">
            <text:p>&lt;img src = 'http://www.geonames.org/flags/x/np.gif'</text:p>
          </table:table-cell>
        </table:table-row>
        <table:table-row table:style-name="ro1">
          <table:table-cell table:style-name="ce1" office:value-type="string">
            <text:p><text:a xlink:href="http://www.geonames.org/countries/NR/nauru.html" xlink:type="simple">Nauru</text:a></text:p>
          </table:table-cell>
          <table:table-cell table:style-name="ce1" office:value-type="string">
            <text:p>Yaren</text:p>
          </table:table-cell>
          <table:table-cell office:value-type="string">
            <text:p>&lt;img src = 'http://www.geonames.org/flags/x/nr.gif'</text:p>
          </table:table-cell>
        </table:table-row>
        <table:table-row table:style-name="ro1">
          <table:table-cell table:style-name="ce1" office:value-type="string">
            <text:p><text:a xlink:href="http://www.geonames.org/countries/NU/niue.html" xlink:type="simple">Niue</text:a></text:p>
          </table:table-cell>
          <table:table-cell table:style-name="ce1" office:value-type="string">
            <text:p>Alofi</text:p>
          </table:table-cell>
          <table:table-cell office:value-type="string">
            <text:p>&lt;img src = 'http://www.geonames.org/flags/x/nu.gif'</text:p>
          </table:table-cell>
        </table:table-row>
        <table:table-row table:style-name="ro1">
          <table:table-cell table:style-name="ce1" office:value-type="string">
            <text:p><text:a xlink:href="http://www.geonames.org/countries/NZ/new-zealand.html" xlink:type="simple">New Zealand</text:a></text:p>
          </table:table-cell>
          <table:table-cell table:style-name="ce1" office:value-type="string">
            <text:p>Wellington</text:p>
          </table:table-cell>
          <table:table-cell office:value-type="string">
            <text:p>&lt;img src = 'http://www.geonames.org/flags/x/nz.gif'</text:p>
          </table:table-cell>
        </table:table-row>
        <table:table-row table:style-name="ro1">
          <table:table-cell table:style-name="ce1" office:value-type="string">
            <text:p><text:a xlink:href="http://www.geonames.org/countries/OM/oman.html" xlink:type="simple">Oman</text:a></text:p>
          </table:table-cell>
          <table:table-cell table:style-name="ce1" office:value-type="string">
            <text:p>Muscat</text:p>
          </table:table-cell>
          <table:table-cell office:value-type="string">
            <text:p>&lt;img src = 'http://www.geonames.org/flags/x/om.gif'</text:p>
          </table:table-cell>
        </table:table-row>
        <table:table-row table:style-name="ro1">
          <table:table-cell table:style-name="ce1" office:value-type="string">
            <text:p><text:a xlink:href="http://www.geonames.org/countries/PA/panama.html" xlink:type="simple">Panama</text:a></text:p>
          </table:table-cell>
          <table:table-cell table:style-name="ce1" office:value-type="string">
            <text:p>Panama City</text:p>
          </table:table-cell>
          <table:table-cell office:value-type="string">
            <text:p>&lt;img src = 'http://www.geonames.org/flags/x/pa.gif'</text:p>
          </table:table-cell>
        </table:table-row>
        <table:table-row table:style-name="ro1">
          <table:table-cell table:style-name="ce1" office:value-type="string">
            <text:p><text:a xlink:href="http://www.geonames.org/countries/PE/peru.html" xlink:type="simple">Peru</text:a></text:p>
          </table:table-cell>
          <table:table-cell table:style-name="ce1" office:value-type="string">
            <text:p>Lima</text:p>
          </table:table-cell>
          <table:table-cell office:value-type="string">
            <text:p>&lt;img src = 'http://www.geonames.org/flags/x/pe.gif'</text:p>
          </table:table-cell>
        </table:table-row>
        <table:table-row table:style-name="ro1">
          <table:table-cell table:style-name="ce1" office:value-type="string">
            <text:p><text:a xlink:href="http://www.geonames.org/countries/PF/french-polynesia.html" xlink:type="simple">French Polynesia</text:a></text:p>
          </table:table-cell>
          <table:table-cell table:style-name="ce1" office:value-type="string">
            <text:p>Papeete</text:p>
          </table:table-cell>
          <table:table-cell office:value-type="string">
            <text:p>&lt;img src = 'http://www.geonames.org/flags/x/pf.gif'</text:p>
          </table:table-cell>
        </table:table-row>
        <table:table-row table:style-name="ro1">
          <table:table-cell table:style-name="ce1" office:value-type="string">
            <text:p><text:a xlink:href="http://www.geonames.org/countries/PG/papua-new-guinea.html" xlink:type="simple">Papua New Guinea</text:a></text:p>
          </table:table-cell>
          <table:table-cell table:style-name="ce1" office:value-type="string">
            <text:p>Port Moresby</text:p>
          </table:table-cell>
          <table:table-cell office:value-type="string">
            <text:p>&lt;img src = 'http://www.geonames.org/flags/x/pg.gif'</text:p>
          </table:table-cell>
        </table:table-row>
        <table:table-row table:style-name="ro1">
          <table:table-cell table:style-name="ce1" office:value-type="string">
            <text:p><text:a xlink:href="http://www.geonames.org/countries/PH/philippines.html" xlink:type="simple">Philippines</text:a></text:p>
          </table:table-cell>
          <table:table-cell table:style-name="ce1" office:value-type="string">
            <text:p>Manila</text:p>
          </table:table-cell>
          <table:table-cell office:value-type="string">
            <text:p>&lt;img src = 'http://www.geonames.org/flags/x/ph.gif'</text:p>
          </table:table-cell>
        </table:table-row>
        <table:table-row table:style-name="ro1">
          <table:table-cell table:style-name="ce1" office:value-type="string">
            <text:p><text:a xlink:href="http://www.geonames.org/countries/PK/pakistan.html" xlink:type="simple">Pakistan</text:a></text:p>
          </table:table-cell>
          <table:table-cell table:style-name="ce1" office:value-type="string">
            <text:p>Islamabad</text:p>
          </table:table-cell>
          <table:table-cell office:value-type="string">
            <text:p>&lt;img src = 'http://www.geonames.org/flags/x/pk.gif'</text:p>
          </table:table-cell>
        </table:table-row>
        <table:table-row table:style-name="ro1">
          <table:table-cell table:style-name="ce1" office:value-type="string">
            <text:p><text:a xlink:href="http://www.geonames.org/countries/PL/poland.html" xlink:type="simple">Poland</text:a></text:p>
          </table:table-cell>
          <table:table-cell table:style-name="ce1" office:value-type="string">
            <text:p>Warsaw</text:p>
          </table:table-cell>
          <table:table-cell office:value-type="string">
            <text:p>&lt;img src = 'http://www.geonames.org/flags/x/pl.gif'</text:p>
          </table:table-cell>
        </table:table-row>
        <table:table-row table:style-name="ro1">
          <table:table-cell table:style-name="ce1" office:value-type="string">
            <text:p><text:a xlink:href="http://www.geonames.org/countries/PM/saint-pierre-and-miquelon.html" xlink:type="simple">Saint Pierre and Miquelon</text:a></text:p>
          </table:table-cell>
          <table:table-cell table:style-name="ce1" office:value-type="string">
            <text:p>Saint-Pierre</text:p>
          </table:table-cell>
          <table:table-cell office:value-type="string">
            <text:p>&lt;img src = 'http://www.geonames.org/flags/x/pm.gif'</text:p>
          </table:table-cell>
        </table:table-row>
        <table:table-row table:style-name="ro1">
          <table:table-cell table:style-name="ce1" office:value-type="string">
            <text:p><text:a xlink:href="http://www.geonames.org/countries/PN/pitcairn-islands.html" xlink:type="simple">Pitcairn Islands</text:a></text:p>
          </table:table-cell>
          <table:table-cell table:style-name="ce1" office:value-type="string">
            <text:p>Adamstown</text:p>
          </table:table-cell>
          <table:table-cell office:value-type="string">
            <text:p>&lt;img src = 'http://www.geonames.org/flags/x/pn.gif'</text:p>
          </table:table-cell>
        </table:table-row>
        <table:table-row table:style-name="ro1">
          <table:table-cell table:style-name="ce1" office:value-type="string">
            <text:p><text:a xlink:href="http://www.geonames.org/countries/PR/puerto-rico.html" xlink:type="simple">Puerto Rico</text:a></text:p>
          </table:table-cell>
          <table:table-cell table:style-name="ce1" office:value-type="string">
            <text:p>San Juan</text:p>
          </table:table-cell>
          <table:table-cell office:value-type="string">
            <text:p>&lt;img src = 'http://www.geonames.org/flags/x/pr.gif'</text:p>
          </table:table-cell>
        </table:table-row>
        <table:table-row table:style-name="ro1">
          <table:table-cell table:style-name="ce1" office:value-type="string">
            <text:p><text:a xlink:href="http://www.geonames.org/countries/PS/palestine.html" xlink:type="simple">Palestine</text:a></text:p>
          </table:table-cell>
          <table:table-cell table:style-name="ce1" office:value-type="string">
            <text:p>East Jerusalem</text:p>
          </table:table-cell>
          <table:table-cell office:value-type="string">
            <text:p>&lt;img src = 'http://www.geonames.org/flags/x/ps.gif'</text:p>
          </table:table-cell>
        </table:table-row>
        <table:table-row table:style-name="ro1">
          <table:table-cell table:style-name="ce1" office:value-type="string">
            <text:p><text:a xlink:href="http://www.geonames.org/countries/PT/portugal.html" xlink:type="simple">Portugal</text:a></text:p>
          </table:table-cell>
          <table:table-cell table:style-name="ce1" office:value-type="string">
            <text:p>Lisbon</text:p>
          </table:table-cell>
          <table:table-cell office:value-type="string">
            <text:p>&lt;img src = 'http://www.geonames.org/flags/x/pt.gif'</text:p>
          </table:table-cell>
        </table:table-row>
        <table:table-row table:style-name="ro1">
          <table:table-cell table:style-name="ce1" office:value-type="string">
            <text:p><text:a xlink:href="http://www.geonames.org/countries/PW/palau.html" xlink:type="simple">Palau</text:a></text:p>
          </table:table-cell>
          <table:table-cell table:style-name="ce1" office:value-type="string">
            <text:p>Melekeok</text:p>
          </table:table-cell>
          <table:table-cell office:value-type="string">
            <text:p>&lt;img src = 'http://www.geonames.org/flags/x/pw.gif'</text:p>
          </table:table-cell>
        </table:table-row>
        <table:table-row table:style-name="ro1">
          <table:table-cell table:style-name="ce1" office:value-type="string">
            <text:p><text:a xlink:href="http://www.geonames.org/countries/PY/paraguay.html" xlink:type="simple">Paraguay</text:a></text:p>
          </table:table-cell>
          <table:table-cell table:style-name="ce1" office:value-type="string">
            <text:p>Asuncion</text:p>
          </table:table-cell>
          <table:table-cell office:value-type="string">
            <text:p>&lt;img src = 'http://www.geonames.org/flags/x/py.gif'</text:p>
          </table:table-cell>
        </table:table-row>
        <table:table-row table:style-name="ro1">
          <table:table-cell table:style-name="ce1" office:value-type="string">
            <text:p><text:a xlink:href="http://www.geonames.org/countries/QA/qatar.html" xlink:type="simple">Qatar</text:a></text:p>
          </table:table-cell>
          <table:table-cell table:style-name="ce1" office:value-type="string">
            <text:p>Doha</text:p>
          </table:table-cell>
          <table:table-cell office:value-type="string">
            <text:p>&lt;img src = 'http://www.geonames.org/flags/x/qa.gif'</text:p>
          </table:table-cell>
        </table:table-row>
        <table:table-row table:style-name="ro1">
          <table:table-cell table:style-name="ce1" office:value-type="string">
            <text:p><text:a xlink:href="http://www.geonames.org/countries/RE/reunion.html" xlink:type="simple">Réunion</text:a></text:p>
          </table:table-cell>
          <table:table-cell table:style-name="ce1" office:value-type="string">
            <text:p>Saint-Denis</text:p>
          </table:table-cell>
          <table:table-cell office:value-type="string">
            <text:p>&lt;img src = 'http://www.geonames.org/flags/x/re.gif'</text:p>
          </table:table-cell>
        </table:table-row>
        <table:table-row table:style-name="ro1">
          <table:table-cell table:style-name="ce1" office:value-type="string">
            <text:p><text:a xlink:href="http://www.geonames.org/countries/RO/romania.html" xlink:type="simple">Romania</text:a></text:p>
          </table:table-cell>
          <table:table-cell table:style-name="ce1" office:value-type="string">
            <text:p>Bucharest</text:p>
          </table:table-cell>
          <table:table-cell office:value-type="string">
            <text:p>&lt;img src = 'http://www.geonames.org/flags/x/ro.gif'</text:p>
          </table:table-cell>
        </table:table-row>
        <table:table-row table:style-name="ro1">
          <table:table-cell table:style-name="ce1" office:value-type="string">
            <text:p><text:a xlink:href="http://www.geonames.org/countries/RS/serbia.html" xlink:type="simple">Serbia</text:a></text:p>
          </table:table-cell>
          <table:table-cell table:style-name="ce1" office:value-type="string">
            <text:p>Belgrade</text:p>
          </table:table-cell>
          <table:table-cell office:value-type="string">
            <text:p>&lt;img src = 'http://www.geonames.org/flags/x/rs.gif'</text:p>
          </table:table-cell>
        </table:table-row>
        <table:table-row table:style-name="ro1">
          <table:table-cell table:style-name="ce1" office:value-type="string">
            <text:p><text:a xlink:href="http://www.geonames.org/countries/RU/russia.html" xlink:type="simple">Russia</text:a></text:p>
          </table:table-cell>
          <table:table-cell table:style-name="ce1" office:value-type="string">
            <text:p>Moscow</text:p>
          </table:table-cell>
          <table:table-cell office:value-type="string">
            <text:p>&lt;img src = 'http://www.geonames.org/flags/x/ru.gif'</text:p>
          </table:table-cell>
        </table:table-row>
        <table:table-row table:style-name="ro1">
          <table:table-cell table:style-name="ce1" office:value-type="string">
            <text:p><text:a xlink:href="http://www.geonames.org/countries/RW/rwanda.html" xlink:type="simple">Rwanda</text:a></text:p>
          </table:table-cell>
          <table:table-cell table:style-name="ce1" office:value-type="string">
            <text:p>Kigali</text:p>
          </table:table-cell>
          <table:table-cell office:value-type="string">
            <text:p>&lt;img src = 'http://www.geonames.org/flags/x/rw.gif'</text:p>
          </table:table-cell>
        </table:table-row>
        <table:table-row table:style-name="ro1">
          <table:table-cell table:style-name="ce1" office:value-type="string">
            <text:p><text:a xlink:href="http://www.geonames.org/countries/SA/saudi-arabia.html" xlink:type="simple">Saudi Arabia</text:a></text:p>
          </table:table-cell>
          <table:table-cell table:style-name="ce1" office:value-type="string">
            <text:p>Riyadh</text:p>
          </table:table-cell>
          <table:table-cell office:value-type="string">
            <text:p>&lt;img src = 'http://www.geonames.org/flags/x/sa.gif'</text:p>
          </table:table-cell>
        </table:table-row>
        <table:table-row table:style-name="ro1">
          <table:table-cell table:style-name="ce1" office:value-type="string">
            <text:p><text:a xlink:href="http://www.geonames.org/countries/SB/solomon-islands.html" xlink:type="simple">Solomon Islands</text:a></text:p>
          </table:table-cell>
          <table:table-cell table:style-name="ce1" office:value-type="string">
            <text:p>Honiara</text:p>
          </table:table-cell>
          <table:table-cell office:value-type="string">
            <text:p>&lt;img src = 'http://www.geonames.org/flags/x/sb.gif'</text:p>
          </table:table-cell>
        </table:table-row>
        <table:table-row table:style-name="ro1">
          <table:table-cell table:style-name="ce1" office:value-type="string">
            <text:p><text:a xlink:href="http://www.geonames.org/countries/SC/seychelles.html" xlink:type="simple">Seychelles</text:a></text:p>
          </table:table-cell>
          <table:table-cell table:style-name="ce1" office:value-type="string">
            <text:p>Victoria</text:p>
          </table:table-cell>
          <table:table-cell office:value-type="string">
            <text:p>&lt;img src = 'http://www.geonames.org/flags/x/sc.gif'</text:p>
          </table:table-cell>
        </table:table-row>
        <table:table-row table:style-name="ro1">
          <table:table-cell table:style-name="ce1" office:value-type="string">
            <text:p><text:a xlink:href="http://www.geonames.org/countries/SD/sudan.html" xlink:type="simple">Sudan</text:a></text:p>
          </table:table-cell>
          <table:table-cell table:style-name="ce1" office:value-type="string">
            <text:p>Khartoum</text:p>
          </table:table-cell>
          <table:table-cell office:value-type="string">
            <text:p>&lt;img src = 'http://www.geonames.org/flags/x/sd.gif'</text:p>
          </table:table-cell>
        </table:table-row>
        <table:table-row table:style-name="ro1">
          <table:table-cell table:style-name="ce1" office:value-type="string">
            <text:p><text:a xlink:href="http://www.geonames.org/countries/SE/sweden.html" xlink:type="simple">Sweden</text:a></text:p>
          </table:table-cell>
          <table:table-cell table:style-name="ce1" office:value-type="string">
            <text:p>Stockholm</text:p>
          </table:table-cell>
          <table:table-cell office:value-type="string">
            <text:p>&lt;img src = 'http://www.geonames.org/flags/x/se.gif'</text:p>
          </table:table-cell>
        </table:table-row>
        <table:table-row table:style-name="ro1">
          <table:table-cell table:style-name="ce1" office:value-type="string">
            <text:p><text:a xlink:href="http://www.geonames.org/countries/SG/singapore.html" xlink:type="simple">Singapore</text:a></text:p>
          </table:table-cell>
          <table:table-cell table:style-name="ce1" office:value-type="string">
            <text:p>Singapur</text:p>
          </table:table-cell>
          <table:table-cell office:value-type="string">
            <text:p>&lt;img src = 'http://www.geonames.org/flags/x/sg.gif'</text:p>
          </table:table-cell>
        </table:table-row>
        <table:table-row table:style-name="ro1">
          <table:table-cell table:style-name="ce1" office:value-type="string">
            <text:p><text:a xlink:href="http://www.geonames.org/countries/SH/saint-helena.html" xlink:type="simple">Saint Helena</text:a></text:p>
          </table:table-cell>
          <table:table-cell table:style-name="ce1" office:value-type="string">
            <text:p>Jamestown</text:p>
          </table:table-cell>
          <table:table-cell office:value-type="string">
            <text:p>&lt;img src = 'http://www.geonames.org/flags/x/sh.gif'</text:p>
          </table:table-cell>
        </table:table-row>
        <table:table-row table:style-name="ro1">
          <table:table-cell table:style-name="ce1" office:value-type="string">
            <text:p><text:a xlink:href="http://www.geonames.org/countries/SI/slovenia.html" xlink:type="simple">Slovenia</text:a></text:p>
          </table:table-cell>
          <table:table-cell table:style-name="ce1" office:value-type="string">
            <text:p>Ljubljana</text:p>
          </table:table-cell>
          <table:table-cell office:value-type="string">
            <text:p>&lt;img src = 'http://www.geonames.org/flags/x/si.gif'</text:p>
          </table:table-cell>
        </table:table-row>
        <table:table-row table:style-name="ro1">
          <table:table-cell table:style-name="ce1" office:value-type="string">
            <text:p><text:a xlink:href="http://www.geonames.org/countries/SJ/svalbard-and-jan-mayen.html" xlink:type="simple">Svalbard and Jan Mayen</text:a></text:p>
          </table:table-cell>
          <table:table-cell table:style-name="ce1" office:value-type="string">
            <text:p>Longyearbyen</text:p>
          </table:table-cell>
          <table:table-cell office:value-type="string">
            <text:p>&lt;img src = 'http://www.geonames.org/flags/x/sj.gif'</text:p>
          </table:table-cell>
        </table:table-row>
        <table:table-row table:style-name="ro1">
          <table:table-cell table:style-name="ce1" office:value-type="string">
            <text:p><text:a xlink:href="http://www.geonames.org/countries/SK/slovakia.html" xlink:type="simple">Slovakia</text:a></text:p>
          </table:table-cell>
          <table:table-cell table:style-name="ce1" office:value-type="string">
            <text:p>Bratislava</text:p>
          </table:table-cell>
          <table:table-cell office:value-type="string">
            <text:p>&lt;img src = 'http://www.geonames.org/flags/x/sk.gif'</text:p>
          </table:table-cell>
        </table:table-row>
        <table:table-row table:style-name="ro1">
          <table:table-cell table:style-name="ce1" office:value-type="string">
            <text:p><text:a xlink:href="http://www.geonames.org/countries/SL/sierra-leone.html" xlink:type="simple">Sierra Leone</text:a></text:p>
          </table:table-cell>
          <table:table-cell table:style-name="ce1" office:value-type="string">
            <text:p>Freetown</text:p>
          </table:table-cell>
          <table:table-cell office:value-type="string">
            <text:p>&lt;img src = 'http://www.geonames.org/flags/x/sl.gif'</text:p>
          </table:table-cell>
        </table:table-row>
        <table:table-row table:style-name="ro1">
          <table:table-cell table:style-name="ce1" office:value-type="string">
            <text:p><text:a xlink:href="http://www.geonames.org/countries/SM/san-marino.html" xlink:type="simple">San Marino</text:a></text:p>
          </table:table-cell>
          <table:table-cell table:style-name="ce1" office:value-type="string">
            <text:p>San Marino</text:p>
          </table:table-cell>
          <table:table-cell office:value-type="string">
            <text:p>&lt;img src = 'http://www.geonames.org/flags/x/sm.gif'</text:p>
          </table:table-cell>
        </table:table-row>
        <table:table-row table:style-name="ro1">
          <table:table-cell table:style-name="ce1" office:value-type="string">
            <text:p><text:a xlink:href="http://www.geonames.org/countries/SN/senegal.html" xlink:type="simple">Senegal</text:a></text:p>
          </table:table-cell>
          <table:table-cell table:style-name="ce1" office:value-type="string">
            <text:p>Dakar</text:p>
          </table:table-cell>
          <table:table-cell office:value-type="string">
            <text:p>&lt;img src = 'http://www.geonames.org/flags/x/sn.gif'</text:p>
          </table:table-cell>
        </table:table-row>
        <table:table-row table:style-name="ro1">
          <table:table-cell table:style-name="ce1" office:value-type="string">
            <text:p><text:a xlink:href="http://www.geonames.org/countries/SO/somalia.html" xlink:type="simple">Somalia</text:a></text:p>
          </table:table-cell>
          <table:table-cell table:style-name="ce1" office:value-type="string">
            <text:p>Mogadishu</text:p>
          </table:table-cell>
          <table:table-cell office:value-type="string">
            <text:p>&lt;img src = 'http://www.geonames.org/flags/x/so.gif'</text:p>
          </table:table-cell>
        </table:table-row>
        <table:table-row table:style-name="ro1">
          <table:table-cell table:style-name="ce1" office:value-type="string">
            <text:p><text:a xlink:href="http://www.geonames.org/countries/SR/suriname.html" xlink:type="simple">Suriname</text:a></text:p>
          </table:table-cell>
          <table:table-cell table:style-name="ce1" office:value-type="string">
            <text:p>Paramaribo</text:p>
          </table:table-cell>
          <table:table-cell office:value-type="string">
            <text:p>&lt;img src = 'http://www.geonames.org/flags/x/sr.gif'</text:p>
          </table:table-cell>
        </table:table-row>
        <table:table-row table:style-name="ro1">
          <table:table-cell table:style-name="ce1" office:value-type="string">
            <text:p><text:a xlink:href="http://www.geonames.org/countries/SS/south-sudan.html" xlink:type="simple">South Sudan</text:a></text:p>
          </table:table-cell>
          <table:table-cell table:style-name="ce1" office:value-type="string">
            <text:p>Juba</text:p>
          </table:table-cell>
          <table:table-cell office:value-type="string">
            <text:p>&lt;img src = 'http://www.geonames.org/flags/x/ss.gif'</text:p>
          </table:table-cell>
        </table:table-row>
        <table:table-row table:style-name="ro1">
          <table:table-cell table:style-name="ce1" office:value-type="string">
            <text:p><text:a xlink:href="http://www.geonames.org/countries/ST/sao-tome-and-principe.html" xlink:type="simple">São Tomé and Príncipe</text:a></text:p>
          </table:table-cell>
          <table:table-cell table:style-name="ce1" office:value-type="string">
            <text:p>Sao Tome</text:p>
          </table:table-cell>
          <table:table-cell office:value-type="string">
            <text:p>&lt;img src = 'http://www.geonames.org/flags/x/st.gif'</text:p>
          </table:table-cell>
        </table:table-row>
        <table:table-row table:style-name="ro1">
          <table:table-cell table:style-name="ce1" office:value-type="string">
            <text:p><text:a xlink:href="http://www.geonames.org/countries/SV/el-salvador.html" xlink:type="simple">El Salvador</text:a></text:p>
          </table:table-cell>
          <table:table-cell table:style-name="ce1" office:value-type="string">
            <text:p>San Salvador</text:p>
          </table:table-cell>
          <table:table-cell office:value-type="string">
            <text:p>&lt;img src = 'http://www.geonames.org/flags/x/sv.gif'</text:p>
          </table:table-cell>
        </table:table-row>
        <table:table-row table:style-name="ro1">
          <table:table-cell table:style-name="ce1" office:value-type="string">
            <text:p><text:a xlink:href="http://www.geonames.org/countries/SX/sint-maarten.html" xlink:type="simple">Sint Maarten</text:a></text:p>
          </table:table-cell>
          <table:table-cell table:style-name="ce1" office:value-type="string">
            <text:p>Philipsburg</text:p>
          </table:table-cell>
          <table:table-cell office:value-type="string">
            <text:p>&lt;img src = 'http://www.geonames.org/flags/x/sx.gif'</text:p>
          </table:table-cell>
        </table:table-row>
        <table:table-row table:style-name="ro1">
          <table:table-cell table:style-name="ce1" office:value-type="string">
            <text:p><text:a xlink:href="http://www.geonames.org/countries/SY/syria.html" xlink:type="simple">Syria</text:a></text:p>
          </table:table-cell>
          <table:table-cell table:style-name="ce1" office:value-type="string">
            <text:p>Damascus</text:p>
          </table:table-cell>
          <table:table-cell office:value-type="string">
            <text:p>&lt;img src = 'http://www.geonames.org/flags/x/sy.gif'</text:p>
          </table:table-cell>
        </table:table-row>
        <table:table-row table:style-name="ro1">
          <table:table-cell table:style-name="ce1" office:value-type="string">
            <text:p><text:a xlink:href="http://www.geonames.org/countries/SZ/swaziland.html" xlink:type="simple">Swaziland</text:a></text:p>
          </table:table-cell>
          <table:table-cell table:style-name="ce1" office:value-type="string">
            <text:p>Mbabane</text:p>
          </table:table-cell>
          <table:table-cell office:value-type="string">
            <text:p>&lt;img src = 'http://www.geonames.org/flags/x/sz.gif'</text:p>
          </table:table-cell>
        </table:table-row>
        <table:table-row table:style-name="ro1">
          <table:table-cell table:style-name="ce1" office:value-type="string">
            <text:p><text:a xlink:href="http://www.geonames.org/countries/TC/turks-and-caicos-islands.html" xlink:type="simple">Turks and Caicos Islands</text:a></text:p>
          </table:table-cell>
          <table:table-cell table:style-name="ce1" office:value-type="string">
            <text:p>Cockburn Town</text:p>
          </table:table-cell>
          <table:table-cell office:value-type="string">
            <text:p>&lt;img src = 'http://www.geonames.org/flags/x/tc.gif'</text:p>
          </table:table-cell>
        </table:table-row>
        <table:table-row table:style-name="ro1">
          <table:table-cell table:style-name="ce1" office:value-type="string">
            <text:p><text:a xlink:href="http://www.geonames.org/countries/TD/chad.html" xlink:type="simple">Chad</text:a></text:p>
          </table:table-cell>
          <table:table-cell table:style-name="ce1" office:value-type="string">
            <text:p>N'Djamena</text:p>
          </table:table-cell>
          <table:table-cell office:value-type="string">
            <text:p>&lt;img src = 'http://www.geonames.org/flags/x/td.gif'</text:p>
          </table:table-cell>
        </table:table-row>
        <table:table-row table:style-name="ro1">
          <table:table-cell table:style-name="ce1" office:value-type="string">
            <text:p><text:a xlink:href="http://www.geonames.org/countries/TF/french-southern-territories.html" xlink:type="simple">French Southern Territories</text:a></text:p>
          </table:table-cell>
          <table:table-cell table:style-name="ce1" office:value-type="string">
            <text:p>Port-aux-Francais</text:p>
          </table:table-cell>
          <table:table-cell office:value-type="string">
            <text:p>&lt;img src = 'http://www.geonames.org/flags/x/tf.gif'</text:p>
          </table:table-cell>
        </table:table-row>
        <table:table-row table:style-name="ro1">
          <table:table-cell table:style-name="ce1" office:value-type="string">
            <text:p><text:a xlink:href="http://www.geonames.org/countries/TG/togo.html" xlink:type="simple">Togo</text:a></text:p>
          </table:table-cell>
          <table:table-cell table:style-name="ce1" office:value-type="string">
            <text:p>Lome</text:p>
          </table:table-cell>
          <table:table-cell office:value-type="string">
            <text:p>&lt;img src = 'http://www.geonames.org/flags/x/tg.gif'</text:p>
          </table:table-cell>
        </table:table-row>
        <table:table-row table:style-name="ro1">
          <table:table-cell table:style-name="ce1" office:value-type="string">
            <text:p><text:a xlink:href="http://www.geonames.org/countries/TH/thailand.html" xlink:type="simple">Thailand</text:a></text:p>
          </table:table-cell>
          <table:table-cell table:style-name="ce1" office:value-type="string">
            <text:p>Bangkok</text:p>
          </table:table-cell>
          <table:table-cell office:value-type="string">
            <text:p>&lt;img src = 'http://www.geonames.org/flags/x/th.gif'</text:p>
          </table:table-cell>
        </table:table-row>
        <table:table-row table:style-name="ro1">
          <table:table-cell table:style-name="ce1" office:value-type="string">
            <text:p><text:a xlink:href="http://www.geonames.org/countries/TJ/tajikistan.html" xlink:type="simple">Tajikistan</text:a></text:p>
          </table:table-cell>
          <table:table-cell table:style-name="ce1" office:value-type="string">
            <text:p>Dushanbe</text:p>
          </table:table-cell>
          <table:table-cell office:value-type="string">
            <text:p>&lt;img src = 'http://www.geonames.org/flags/x/tj.gif'</text:p>
          </table:table-cell>
        </table:table-row>
        <table:table-row table:style-name="ro1">
          <table:table-cell table:style-name="ce1" office:value-type="string">
            <text:p><text:a xlink:href="http://www.geonames.org/countries/TL/east-timor.html" xlink:type="simple">East Timor</text:a></text:p>
          </table:table-cell>
          <table:table-cell table:style-name="ce1" office:value-type="string">
            <text:p>Dili</text:p>
          </table:table-cell>
          <table:table-cell office:value-type="string">
            <text:p>&lt;img src = 'http://www.geonames.org/flags/x/tl.gif'</text:p>
          </table:table-cell>
        </table:table-row>
        <table:table-row table:style-name="ro1">
          <table:table-cell table:style-name="ce1" office:value-type="string">
            <text:p><text:a xlink:href="http://www.geonames.org/countries/TM/turkmenistan.html" xlink:type="simple">Turkmenistan</text:a></text:p>
          </table:table-cell>
          <table:table-cell table:style-name="ce1" office:value-type="string">
            <text:p>Ashgabat</text:p>
          </table:table-cell>
          <table:table-cell office:value-type="string">
            <text:p>&lt;img src = 'http://www.geonames.org/flags/x/tm.gif'</text:p>
          </table:table-cell>
        </table:table-row>
        <table:table-row table:style-name="ro1">
          <table:table-cell table:style-name="ce1" office:value-type="string">
            <text:p><text:a xlink:href="http://www.geonames.org/countries/TN/tunisia.html" xlink:type="simple">Tunisia</text:a></text:p>
          </table:table-cell>
          <table:table-cell table:style-name="ce1" office:value-type="string">
            <text:p>Tunis</text:p>
          </table:table-cell>
          <table:table-cell office:value-type="string">
            <text:p>&lt;img src = 'http://www.geonames.org/flags/x/tn.gif'</text:p>
          </table:table-cell>
        </table:table-row>
        <table:table-row table:style-name="ro1">
          <table:table-cell table:style-name="ce1" office:value-type="string">
            <text:p><text:a xlink:href="http://www.geonames.org/countries/TO/tonga.html" xlink:type="simple">Tonga</text:a></text:p>
          </table:table-cell>
          <table:table-cell table:style-name="ce1" office:value-type="string">
            <text:p>Nuku'alofa</text:p>
          </table:table-cell>
          <table:table-cell office:value-type="string">
            <text:p>&lt;img src = 'http://www.geonames.org/flags/x/to.gif'</text:p>
          </table:table-cell>
        </table:table-row>
        <table:table-row table:style-name="ro1">
          <table:table-cell table:style-name="ce1" office:value-type="string">
            <text:p><text:a xlink:href="http://www.geonames.org/countries/TR/turkey.html" xlink:type="simple">Turkey</text:a></text:p>
          </table:table-cell>
          <table:table-cell table:style-name="ce1" office:value-type="string">
            <text:p>Ankara</text:p>
          </table:table-cell>
          <table:table-cell office:value-type="string">
            <text:p>&lt;img src = 'http://www.geonames.org/flags/x/tr.gif'</text:p>
          </table:table-cell>
        </table:table-row>
        <table:table-row table:style-name="ro1">
          <table:table-cell table:style-name="ce1" office:value-type="string">
            <text:p><text:a xlink:href="http://www.geonames.org/countries/TT/trinidad-and-tobago.html" xlink:type="simple">Trinidad and Tobago</text:a></text:p>
          </table:table-cell>
          <table:table-cell table:style-name="ce1" office:value-type="string">
            <text:p>Port of Spain</text:p>
          </table:table-cell>
          <table:table-cell office:value-type="string">
            <text:p>&lt;img src = 'http://www.geonames.org/flags/x/tt.gif'</text:p>
          </table:table-cell>
        </table:table-row>
        <table:table-row table:style-name="ro1">
          <table:table-cell table:style-name="ce1" office:value-type="string">
            <text:p><text:a xlink:href="http://www.geonames.org/countries/TV/tuvalu.html" xlink:type="simple">Tuvalu</text:a></text:p>
          </table:table-cell>
          <table:table-cell table:style-name="ce1" office:value-type="string">
            <text:p>Funafuti</text:p>
          </table:table-cell>
          <table:table-cell office:value-type="string">
            <text:p>&lt;img src = 'http://www.geonames.org/flags/x/tv.gif'</text:p>
          </table:table-cell>
        </table:table-row>
        <table:table-row table:style-name="ro1">
          <table:table-cell table:style-name="ce1" office:value-type="string">
            <text:p><text:a xlink:href="http://www.geonames.org/countries/TW/taiwan.html" xlink:type="simple">Taiwan</text:a></text:p>
          </table:table-cell>
          <table:table-cell table:style-name="ce1" office:value-type="string">
            <text:p>Taipei</text:p>
          </table:table-cell>
          <table:table-cell office:value-type="string">
            <text:p>&lt;img src = 'http://www.geonames.org/flags/x/tw.gif'</text:p>
          </table:table-cell>
        </table:table-row>
        <table:table-row table:style-name="ro1">
          <table:table-cell table:style-name="ce1" office:value-type="string">
            <text:p><text:a xlink:href="http://www.geonames.org/countries/TZ/tanzania.html" xlink:type="simple">Tanzania</text:a></text:p>
          </table:table-cell>
          <table:table-cell table:style-name="ce1" office:value-type="string">
            <text:p>Dodoma</text:p>
          </table:table-cell>
          <table:table-cell office:value-type="string">
            <text:p>&lt;img src = 'http://www.geonames.org/flags/x/tz.gif'</text:p>
          </table:table-cell>
        </table:table-row>
        <table:table-row table:style-name="ro1">
          <table:table-cell table:style-name="ce1" office:value-type="string">
            <text:p><text:a xlink:href="http://www.geonames.org/countries/UA/ukraine.html" xlink:type="simple">Ukraine</text:a></text:p>
          </table:table-cell>
          <table:table-cell table:style-name="ce1" office:value-type="string">
            <text:p>Kiev</text:p>
          </table:table-cell>
          <table:table-cell office:value-type="string">
            <text:p>&lt;img src = 'http://www.geonames.org/flags/x/ua.gif'</text:p>
          </table:table-cell>
        </table:table-row>
        <table:table-row table:style-name="ro1">
          <table:table-cell table:style-name="ce1" office:value-type="string">
            <text:p><text:a xlink:href="http://www.geonames.org/countries/UG/uganda.html" xlink:type="simple">Uganda</text:a></text:p>
          </table:table-cell>
          <table:table-cell table:style-name="ce1" office:value-type="string">
            <text:p>Kampala</text:p>
          </table:table-cell>
          <table:table-cell office:value-type="string">
            <text:p>&lt;img src = 'http://www.geonames.org/flags/x/ug.gif'</text:p>
          </table:table-cell>
        </table:table-row>
        <table:table-row table:style-name="ro1">
          <table:table-cell table:style-name="ce1" office:value-type="string">
            <text:p><text:a xlink:href="http://www.geonames.org/countries/US/united-states.html" xlink:type="simple">United States</text:a></text:p>
          </table:table-cell>
          <table:table-cell table:style-name="ce1" office:value-type="string">
            <text:p>Washington</text:p>
          </table:table-cell>
          <table:table-cell office:value-type="string">
            <text:p>&lt;img src = 'http://www.geonames.org/flags/x/us.gif'</text:p>
          </table:table-cell>
        </table:table-row>
        <table:table-row table:style-name="ro1">
          <table:table-cell table:style-name="ce1" office:value-type="string">
            <text:p><text:a xlink:href="http://www.geonames.org/countries/UY/uruguay.html" xlink:type="simple">Uruguay</text:a></text:p>
          </table:table-cell>
          <table:table-cell table:style-name="ce1" office:value-type="string">
            <text:p>Montevideo</text:p>
          </table:table-cell>
          <table:table-cell office:value-type="string">
            <text:p>&lt;img src = 'http://www.geonames.org/flags/x/uy.gif'</text:p>
          </table:table-cell>
        </table:table-row>
        <table:table-row table:style-name="ro1">
          <table:table-cell table:style-name="ce1" office:value-type="string">
            <text:p><text:a xlink:href="http://www.geonames.org/countries/UZ/uzbekistan.html" xlink:type="simple">Uzbekistan</text:a></text:p>
          </table:table-cell>
          <table:table-cell table:style-name="ce1" office:value-type="string">
            <text:p>Tashkent</text:p>
          </table:table-cell>
          <table:table-cell office:value-type="string">
            <text:p>&lt;img src = 'http://www.geonames.org/flags/x/uz.gif'</text:p>
          </table:table-cell>
        </table:table-row>
        <table:table-row table:style-name="ro1">
          <table:table-cell table:style-name="ce1" office:value-type="string">
            <text:p><text:a xlink:href="http://www.geonames.org/countries/VA/vatican-city.html" xlink:type="simple">Vatican City</text:a></text:p>
          </table:table-cell>
          <table:table-cell table:style-name="ce1" office:value-type="string">
            <text:p>Vatican City</text:p>
          </table:table-cell>
          <table:table-cell office:value-type="string">
            <text:p>&lt;img src = 'http://www.geonames.org/flags/x/va.gif'</text:p>
          </table:table-cell>
        </table:table-row>
        <table:table-row table:style-name="ro1">
          <table:table-cell table:style-name="ce1" office:value-type="string">
            <text:p><text:a xlink:href="http://www.geonames.org/countries/VC/saint-vincent-and-the-grenadines.html" xlink:type="simple">Saint Vincent and the Grenadines</text:a></text:p>
          </table:table-cell>
          <table:table-cell table:style-name="ce1" office:value-type="string">
            <text:p>Kingstown</text:p>
          </table:table-cell>
          <table:table-cell office:value-type="string">
            <text:p>&lt;img src = 'http://www.geonames.org/flags/x/vc.gif'</text:p>
          </table:table-cell>
        </table:table-row>
        <table:table-row table:style-name="ro1">
          <table:table-cell table:style-name="ce1" office:value-type="string">
            <text:p><text:a xlink:href="http://www.geonames.org/countries/VE/venezuela.html" xlink:type="simple">Venezuela</text:a></text:p>
          </table:table-cell>
          <table:table-cell table:style-name="ce1" office:value-type="string">
            <text:p>Caracas</text:p>
          </table:table-cell>
          <table:table-cell office:value-type="string">
            <text:p>&lt;img src = 'http://www.geonames.org/flags/x/ve.gif'</text:p>
          </table:table-cell>
        </table:table-row>
        <table:table-row table:style-name="ro1">
          <table:table-cell table:style-name="ce1" office:value-type="string">
            <text:p><text:a xlink:href="http://www.geonames.org/countries/VG/british-virgin-islands.html" xlink:type="simple">British Virgin Islands</text:a></text:p>
          </table:table-cell>
          <table:table-cell table:style-name="ce1" office:value-type="string">
            <text:p>Road Town</text:p>
          </table:table-cell>
          <table:table-cell office:value-type="string">
            <text:p>&lt;img src = 'http://www.geonames.org/flags/x/vg.gif'</text:p>
          </table:table-cell>
        </table:table-row>
        <table:table-row table:style-name="ro1">
          <table:table-cell table:style-name="ce1" office:value-type="string">
            <text:p><text:a xlink:href="http://www.geonames.org/countries/VI/u-s-virgin-islands.html" xlink:type="simple">U.S. Virgin Islands</text:a></text:p>
          </table:table-cell>
          <table:table-cell table:style-name="ce1" office:value-type="string">
            <text:p>Charlotte Amalie</text:p>
          </table:table-cell>
          <table:table-cell office:value-type="string">
            <text:p>&lt;img src = 'http://www.geonames.org/flags/x/vi.gif'</text:p>
          </table:table-cell>
        </table:table-row>
        <table:table-row table:style-name="ro1">
          <table:table-cell table:style-name="ce1" office:value-type="string">
            <text:p><text:a xlink:href="http://www.geonames.org/countries/VN/vietnam.html" xlink:type="simple">Vietnam</text:a></text:p>
          </table:table-cell>
          <table:table-cell table:style-name="ce1" office:value-type="string">
            <text:p>Hanoi</text:p>
          </table:table-cell>
          <table:table-cell office:value-type="string">
            <text:p>&lt;img src = 'http://www.geonames.org/flags/x/vn.gif'</text:p>
          </table:table-cell>
        </table:table-row>
        <table:table-row table:style-name="ro1">
          <table:table-cell table:style-name="ce1" office:value-type="string">
            <text:p><text:a xlink:href="http://www.geonames.org/countries/VU/vanuatu.html" xlink:type="simple">Vanuatu</text:a></text:p>
          </table:table-cell>
          <table:table-cell table:style-name="ce1" office:value-type="string">
            <text:p>Port Vila</text:p>
          </table:table-cell>
          <table:table-cell office:value-type="string">
            <text:p>&lt;img src = 'http://www.geonames.org/flags/x/vu.gif'</text:p>
          </table:table-cell>
        </table:table-row>
        <table:table-row table:style-name="ro1">
          <table:table-cell table:style-name="ce1" office:value-type="string">
            <text:p><text:a xlink:href="http://www.geonames.org/countries/WF/wallis-and-futuna.html" xlink:type="simple">Wallis and Futuna</text:a></text:p>
          </table:table-cell>
          <table:table-cell table:style-name="ce1" office:value-type="string">
            <text:p>Mata Utu</text:p>
          </table:table-cell>
          <table:table-cell office:value-type="string">
            <text:p>&lt;img src = 'http://www.geonames.org/flags/x/wf.gif'</text:p>
          </table:table-cell>
        </table:table-row>
        <table:table-row table:style-name="ro1">
          <table:table-cell table:style-name="ce1" office:value-type="string">
            <text:p><text:a xlink:href="http://www.geonames.org/countries/WS/samoa.html" xlink:type="simple">Samoa</text:a></text:p>
          </table:table-cell>
          <table:table-cell table:style-name="ce1" office:value-type="string">
            <text:p>Apia</text:p>
          </table:table-cell>
          <table:table-cell office:value-type="string">
            <text:p>&lt;img src = 'http://www.geonames.org/flags/x/ws.gif'</text:p>
          </table:table-cell>
        </table:table-row>
        <table:table-row table:style-name="ro1">
          <table:table-cell table:style-name="ce1" office:value-type="string">
            <text:p><text:a xlink:href="http://www.geonames.org/countries/XK/kosovo.html" xlink:type="simple">Kosovo</text:a></text:p>
          </table:table-cell>
          <table:table-cell table:style-name="ce1" office:value-type="string">
            <text:p>Pristina</text:p>
          </table:table-cell>
          <table:table-cell office:value-type="string">
            <text:p>&lt;img src = 'http://www.geonames.org/flags/x/xk.gif'</text:p>
          </table:table-cell>
        </table:table-row>
        <table:table-row table:style-name="ro1">
          <table:table-cell table:style-name="ce1" office:value-type="string">
            <text:p><text:a xlink:href="http://www.geonames.org/countries/YE/yemen.html" xlink:type="simple">Yemen</text:a></text:p>
          </table:table-cell>
          <table:table-cell table:style-name="ce1" office:value-type="string">
            <text:p>Sanaa</text:p>
          </table:table-cell>
          <table:table-cell office:value-type="string">
            <text:p>&lt;img src = 'http://www.geonames.org/flags/x/ye.gif'</text:p>
          </table:table-cell>
        </table:table-row>
        <table:table-row table:style-name="ro1">
          <table:table-cell table:style-name="ce1" office:value-type="string">
            <text:p><text:a xlink:href="http://www.geonames.org/countries/YT/mayotte.html" xlink:type="simple">Mayotte</text:a></text:p>
          </table:table-cell>
          <table:table-cell table:style-name="ce1" office:value-type="string">
            <text:p>Mamoudzou</text:p>
          </table:table-cell>
          <table:table-cell office:value-type="string">
            <text:p>&lt;img src = 'http://www.geonames.org/flags/x/yt.gif'</text:p>
          </table:table-cell>
        </table:table-row>
        <table:table-row table:style-name="ro1">
          <table:table-cell table:style-name="ce1" office:value-type="string">
            <text:p><text:a xlink:href="http://www.geonames.org/countries/ZA/south-africa.html" xlink:type="simple">South Africa</text:a></text:p>
          </table:table-cell>
          <table:table-cell table:style-name="ce1" office:value-type="string">
            <text:p>Pretoria</text:p>
          </table:table-cell>
          <table:table-cell office:value-type="string">
            <text:p>&lt;img src = 'http://www.geonames.org/flags/x/za.gif'</text:p>
          </table:table-cell>
        </table:table-row>
        <table:table-row table:style-name="ro1">
          <table:table-cell table:style-name="ce1" office:value-type="string">
            <text:p><text:a xlink:href="http://www.geonames.org/countries/ZM/zambia.html" xlink:type="simple">Zambia</text:a></text:p>
          </table:table-cell>
          <table:table-cell table:style-name="ce1" office:value-type="string">
            <text:p>Lusaka</text:p>
          </table:table-cell>
          <table:table-cell office:value-type="string">
            <text:p>&lt;img src = 'http://www.geonames.org/flags/x/zm.gif'</text:p>
          </table:table-cell>
        </table:table-row>
        <table:table-row table:style-name="ro1">
          <table:table-cell table:style-name="ce1" office:value-type="string">
            <text:p><text:a xlink:href="http://www.geonames.org/countries/ZW/zimbabwe.html" xlink:type="simple">Zimbabwe</text:a></text:p>
          </table:table-cell>
          <table:table-cell table:style-name="ce1" office:value-type="string">
            <text:p>Harare</text:p>
          </table:table-cell>
          <table:table-cell office:value-type="string">
            <text:p>&lt;img src = 'http://www.geonames.org/flags/x/zw.gif'</text:p>
          </table:table-cell>
        </table:table-row>
        <table:table-row table:style-name="ro2" table:number-rows-repeated="104833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euille2" table:style-name="ta1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3">
          <table:table-cell/>
        </table:table-row>
      </table:table>
      <table:named-expressions>
        <table:named-range table:name="AE" table:base-cell-address="$Feuille1.$A$2" table:cell-range-address="#REF!"/>
        <table:named-range table:name="AF" table:base-cell-address="$Feuille1.$A$3" table:cell-range-address="#REF!"/>
        <table:named-range table:name="AG" table:base-cell-address="$Feuille1.$A$4" table:cell-range-address="#REF!"/>
        <table:named-range table:name="AI" table:base-cell-address="$Feuille1.$A$5" table:cell-range-address="#REF!"/>
        <table:named-range table:name="AL" table:base-cell-address="$Feuille1.$A$6" table:cell-range-address="#REF!"/>
        <table:named-range table:name="AM" table:base-cell-address="$Feuille1.$A$7" table:cell-range-address="#REF!"/>
        <table:named-range table:name="AN" table:base-cell-address="$Feuille1.$A$8" table:cell-range-address="#REF!"/>
        <table:named-range table:name="AO" table:base-cell-address="$Feuille1.$A$9" table:cell-range-address="#REF!"/>
        <table:named-range table:name="AQ" table:base-cell-address="$Feuille1.$A$10" table:cell-range-address="#REF!"/>
        <table:named-range table:name="AR" table:base-cell-address="$Feuille1.$A$11" table:cell-range-address="#REF!"/>
        <table:named-range table:name="AS" table:base-cell-address="$Feuille1.$A$12" table:cell-range-address="#REF!"/>
        <table:named-range table:name="AT" table:base-cell-address="$Feuille1.$A$13" table:cell-range-address="#REF!"/>
        <table:named-range table:name="AU" table:base-cell-address="$Feuille1.$A$14" table:cell-range-address="#REF!"/>
        <table:named-range table:name="AW" table:base-cell-address="$Feuille1.$A$15" table:cell-range-address="#REF!"/>
        <table:named-range table:name="AX" table:base-cell-address="$Feuille1.$A$16" table:cell-range-address="#REF!"/>
        <table:named-range table:name="AZ" table:base-cell-address="$Feuille1.$A$17" table:cell-range-address="#REF!"/>
        <table:named-range table:name="BA" table:base-cell-address="$Feuille1.$A$18" table:cell-range-address="#REF!"/>
        <table:named-range table:name="BB" table:base-cell-address="$Feuille1.$A$19" table:cell-range-address="#REF!"/>
        <table:named-range table:name="BD" table:base-cell-address="$Feuille1.$A$20" table:cell-range-address="#REF!"/>
        <table:named-range table:name="BE" table:base-cell-address="$Feuille1.$A$21" table:cell-range-address="#REF!"/>
        <table:named-range table:name="BF" table:base-cell-address="$Feuille1.$A$22" table:cell-range-address="#REF!"/>
        <table:named-range table:name="BG" table:base-cell-address="$Feuille1.$A$23" table:cell-range-address="#REF!"/>
        <table:named-range table:name="BH" table:base-cell-address="$Feuille1.$A$24" table:cell-range-address="#REF!"/>
        <table:named-range table:name="BI" table:base-cell-address="$Feuille1.$A$25" table:cell-range-address="#REF!"/>
        <table:named-range table:name="BJ" table:base-cell-address="$Feuille1.$A$26" table:cell-range-address="#REF!"/>
        <table:named-range table:name="BL" table:base-cell-address="$Feuille1.$A$27" table:cell-range-address="#REF!"/>
        <table:named-range table:name="BM" table:base-cell-address="$Feuille1.$A$28" table:cell-range-address="#REF!"/>
        <table:named-range table:name="BN" table:base-cell-address="$Feuille1.$A$29" table:cell-range-address="#REF!"/>
        <table:named-range table:name="BO" table:base-cell-address="$Feuille1.$A$30" table:cell-range-address="#REF!"/>
        <table:named-range table:name="BQ" table:base-cell-address="$Feuille1.$A$31" table:cell-range-address="#REF!"/>
        <table:named-range table:name="BR" table:base-cell-address="$Feuille1.$A$32" table:cell-range-address="#REF!"/>
        <table:named-range table:name="BS" table:base-cell-address="$Feuille1.$A$33" table:cell-range-address="#REF!"/>
        <table:named-range table:name="BT" table:base-cell-address="$Feuille1.$A$34" table:cell-range-address="#REF!"/>
        <table:named-range table:name="BV" table:base-cell-address="$Feuille1.$A$35" table:cell-range-address="#REF!"/>
        <table:named-range table:name="BW" table:base-cell-address="$Feuille1.$A$36" table:cell-range-address="#REF!"/>
        <table:named-range table:name="BY" table:base-cell-address="$Feuille1.$A$37" table:cell-range-address="#REF!"/>
        <table:named-range table:name="BZ" table:base-cell-address="$Feuille1.$A$38" table:cell-range-address="#REF!"/>
        <table:named-range table:name="CA" table:base-cell-address="$Feuille1.$A$39" table:cell-range-address="#REF!"/>
        <table:named-range table:name="CC" table:base-cell-address="$Feuille1.$A$40" table:cell-range-address="#REF!"/>
        <table:named-range table:name="CD" table:base-cell-address="$Feuille1.$A$41" table:cell-range-address="#REF!"/>
        <table:named-range table:name="CF" table:base-cell-address="$Feuille1.$A$42" table:cell-range-address="#REF!"/>
        <table:named-range table:name="CG" table:base-cell-address="$Feuille1.$A$43" table:cell-range-address="#REF!"/>
        <table:named-range table:name="CH" table:base-cell-address="$Feuille1.$A$44" table:cell-range-address="#REF!"/>
        <table:named-range table:name="CI" table:base-cell-address="$Feuille1.$A$45" table:cell-range-address="#REF!"/>
        <table:named-range table:name="CK" table:base-cell-address="$Feuille1.$A$46" table:cell-range-address="#REF!"/>
        <table:named-range table:name="CL" table:base-cell-address="$Feuille1.$A$47" table:cell-range-address="#REF!"/>
        <table:named-range table:name="CM" table:base-cell-address="$Feuille1.$A$48" table:cell-range-address="#REF!"/>
        <table:named-range table:name="CN" table:base-cell-address="$Feuille1.$A$49" table:cell-range-address="#REF!"/>
        <table:named-range table:name="CO" table:base-cell-address="$Feuille1.$A$50" table:cell-range-address="#REF!"/>
        <table:named-range table:name="CR" table:base-cell-address="$Feuille1.$A$51" table:cell-range-address="#REF!"/>
        <table:named-range table:name="CS" table:base-cell-address="$Feuille1.$A$52" table:cell-range-address="#REF!"/>
        <table:named-range table:name="CU" table:base-cell-address="$Feuille1.$A$53" table:cell-range-address="#REF!"/>
        <table:named-range table:name="CV" table:base-cell-address="$Feuille1.$A$54" table:cell-range-address="#REF!"/>
        <table:named-range table:name="CW" table:base-cell-address="$Feuille1.$A$55" table:cell-range-address="#REF!"/>
        <table:named-range table:name="CX" table:base-cell-address="$Feuille1.$A$56" table:cell-range-address="#REF!"/>
        <table:named-range table:name="CY" table:base-cell-address="$Feuille1.$A$57" table:cell-range-address="#REF!"/>
        <table:named-range table:name="CZ" table:base-cell-address="$Feuille1.$A$58" table:cell-range-address="#REF!"/>
        <table:named-range table:name="DE" table:base-cell-address="$Feuille1.$A$59" table:cell-range-address="#REF!"/>
        <table:named-range table:name="DJ" table:base-cell-address="$Feuille1.$A$60" table:cell-range-address="#REF!"/>
        <table:named-range table:name="DK" table:base-cell-address="$Feuille1.$A$61" table:cell-range-address="#REF!"/>
        <table:named-range table:name="DM" table:base-cell-address="$Feuille1.$A$62" table:cell-range-address="#REF!"/>
        <table:named-range table:name="DO" table:base-cell-address="$Feuille1.$A$63" table:cell-range-address="#REF!"/>
        <table:named-range table:name="DZ" table:base-cell-address="$Feuille1.$A$64" table:cell-range-address="#REF!"/>
        <table:named-range table:name="EC" table:base-cell-address="$Feuille1.$A$65" table:cell-range-address="#REF!"/>
        <table:named-range table:name="EE" table:base-cell-address="$Feuille1.$A$66" table:cell-range-address="#REF!"/>
        <table:named-range table:name="EG" table:base-cell-address="$Feuille1.$A$67" table:cell-range-address="#REF!"/>
        <table:named-range table:name="EH" table:base-cell-address="$Feuille1.$A$68" table:cell-range-address="#REF!"/>
        <table:named-range table:name="ER" table:base-cell-address="$Feuille1.$A$69" table:cell-range-address="#REF!"/>
        <table:named-range table:name="ES" table:base-cell-address="$Feuille1.$A$70" table:cell-range-address="#REF!"/>
        <table:named-range table:name="ET" table:base-cell-address="$Feuille1.$A$71" table:cell-range-address="#REF!"/>
        <table:named-range table:name="FI" table:base-cell-address="$Feuille1.$A$72" table:cell-range-address="#REF!"/>
        <table:named-range table:name="FJ" table:base-cell-address="$Feuille1.$A$73" table:cell-range-address="#REF!"/>
        <table:named-range table:name="FK" table:base-cell-address="$Feuille1.$A$74" table:cell-range-address="#REF!"/>
        <table:named-range table:name="FM" table:base-cell-address="$Feuille1.$A$75" table:cell-range-address="#REF!"/>
        <table:named-range table:name="FO" table:base-cell-address="$Feuille1.$A$76" table:cell-range-address="#REF!"/>
        <table:named-range table:name="FR" table:base-cell-address="$Feuille1.$A$77" table:cell-range-address="#REF!"/>
        <table:named-range table:name="GA" table:base-cell-address="$Feuille1.$A$78" table:cell-range-address="#REF!"/>
        <table:named-range table:name="GB" table:base-cell-address="$Feuille1.$A$79" table:cell-range-address="#REF!"/>
        <table:named-range table:name="GD" table:base-cell-address="$Feuille1.$A$80" table:cell-range-address="#REF!"/>
        <table:named-range table:name="GE" table:base-cell-address="$Feuille1.$A$81" table:cell-range-address="#REF!"/>
        <table:named-range table:name="GF" table:base-cell-address="$Feuille1.$A$82" table:cell-range-address="#REF!"/>
        <table:named-range table:name="GG" table:base-cell-address="$Feuille1.$A$83" table:cell-range-address="#REF!"/>
        <table:named-range table:name="GH" table:base-cell-address="$Feuille1.$A$84" table:cell-range-address="#REF!"/>
        <table:named-range table:name="GI" table:base-cell-address="$Feuille1.$A$85" table:cell-range-address="#REF!"/>
        <table:named-range table:name="GL" table:base-cell-address="$Feuille1.$A$86" table:cell-range-address="#REF!"/>
        <table:named-range table:name="GM" table:base-cell-address="$Feuille1.$A$87" table:cell-range-address="#REF!"/>
        <table:named-range table:name="GN" table:base-cell-address="$Feuille1.$A$88" table:cell-range-address="#REF!"/>
        <table:named-range table:name="GP" table:base-cell-address="$Feuille1.$A$89" table:cell-range-address="#REF!"/>
        <table:named-range table:name="GQ" table:base-cell-address="$Feuille1.$A$90" table:cell-range-address="#REF!"/>
        <table:named-range table:name="GR" table:base-cell-address="$Feuille1.$A$91" table:cell-range-address="#REF!"/>
        <table:named-range table:name="GS" table:base-cell-address="$Feuille1.$A$92" table:cell-range-address="#REF!"/>
        <table:named-range table:name="GT" table:base-cell-address="$Feuille1.$A$93" table:cell-range-address="#REF!"/>
        <table:named-range table:name="GU" table:base-cell-address="$Feuille1.$A$94" table:cell-range-address="#REF!"/>
        <table:named-range table:name="GW" table:base-cell-address="$Feuille1.$A$95" table:cell-range-address="#REF!"/>
        <table:named-range table:name="GY" table:base-cell-address="$Feuille1.$A$96" table:cell-range-address="#REF!"/>
        <table:named-range table:name="HK" table:base-cell-address="$Feuille1.$A$97" table:cell-range-address="#REF!"/>
        <table:named-range table:name="HM" table:base-cell-address="$Feuille1.$A$98" table:cell-range-address="#REF!"/>
        <table:named-range table:name="HN" table:base-cell-address="$Feuille1.$A$99" table:cell-range-address="#REF!"/>
        <table:named-range table:name="HR" table:base-cell-address="$Feuille1.$A$100" table:cell-range-address="#REF!"/>
        <table:named-range table:name="HT" table:base-cell-address="$Feuille1.$A$101" table:cell-range-address="#REF!"/>
        <table:named-range table:name="HU" table:base-cell-address="$Feuille1.$A$102" table:cell-range-address="#REF!"/>
        <table:named-range table:name="ID" table:base-cell-address="$Feuille1.$A$103" table:cell-range-address="#REF!"/>
        <table:named-range table:name="IE" table:base-cell-address="$Feuille1.$A$104" table:cell-range-address="#REF!"/>
        <table:named-range table:name="IL" table:base-cell-address="$Feuille1.$A$105" table:cell-range-address="#REF!"/>
        <table:named-range table:name="IM" table:base-cell-address="$Feuille1.$A$106" table:cell-range-address="#REF!"/>
        <table:named-range table:name="IN" table:base-cell-address="$Feuille1.$A$107" table:cell-range-address="#REF!"/>
        <table:named-range table:name="IO" table:base-cell-address="$Feuille1.$A$108" table:cell-range-address="#REF!"/>
        <table:named-range table:name="IQ" table:base-cell-address="$Feuille1.$A$109" table:cell-range-address="#REF!"/>
        <table:named-range table:name="IR" table:base-cell-address="$Feuille1.$A$110" table:cell-range-address="#REF!"/>
        <table:named-range table:name="IS" table:base-cell-address="$Feuille1.$A$111" table:cell-range-address="#REF!"/>
        <table:named-range table:name="IT" table:base-cell-address="$Feuille1.$A$112" table:cell-range-address="#REF!"/>
        <table:named-range table:name="JE" table:base-cell-address="$Feuille1.$A$113" table:cell-range-address="#REF!"/>
        <table:named-range table:name="JM" table:base-cell-address="$Feuille1.$A$114" table:cell-range-address="#REF!"/>
        <table:named-range table:name="JO" table:base-cell-address="$Feuille1.$A$115" table:cell-range-address="#REF!"/>
        <table:named-range table:name="JP" table:base-cell-address="$Feuille1.$A$116" table:cell-range-address="#REF!"/>
        <table:named-range table:name="KE" table:base-cell-address="$Feuille1.$A$117" table:cell-range-address="#REF!"/>
        <table:named-range table:name="KG" table:base-cell-address="$Feuille1.$A$118" table:cell-range-address="#REF!"/>
        <table:named-range table:name="KH" table:base-cell-address="$Feuille1.$A$119" table:cell-range-address="#REF!"/>
        <table:named-range table:name="KI" table:base-cell-address="$Feuille1.$A$120" table:cell-range-address="#REF!"/>
        <table:named-range table:name="KM" table:base-cell-address="$Feuille1.$A$121" table:cell-range-address="#REF!"/>
        <table:named-range table:name="KN" table:base-cell-address="$Feuille1.$A$122" table:cell-range-address="#REF!"/>
        <table:named-range table:name="KP" table:base-cell-address="$Feuille1.$A$123" table:cell-range-address="#REF!"/>
        <table:named-range table:name="KR" table:base-cell-address="$Feuille1.$A$124" table:cell-range-address="#REF!"/>
        <table:named-range table:name="KW" table:base-cell-address="$Feuille1.$A$125" table:cell-range-address="#REF!"/>
        <table:named-range table:name="KY" table:base-cell-address="$Feuille1.$A$126" table:cell-range-address="#REF!"/>
        <table:named-range table:name="KZ" table:base-cell-address="$Feuille1.$A$127" table:cell-range-address="#REF!"/>
        <table:named-range table:name="LA" table:base-cell-address="$Feuille1.$A$128" table:cell-range-address="#REF!"/>
        <table:named-range table:name="LB" table:base-cell-address="$Feuille1.$A$129" table:cell-range-address="#REF!"/>
        <table:named-range table:name="LC" table:base-cell-address="$Feuille1.$A$130" table:cell-range-address="#REF!"/>
        <table:named-range table:name="LI" table:base-cell-address="$Feuille1.$A$131" table:cell-range-address="#REF!"/>
        <table:named-range table:name="LK" table:base-cell-address="$Feuille1.$A$132" table:cell-range-address="#REF!"/>
        <table:named-range table:name="LR" table:base-cell-address="$Feuille1.$A$133" table:cell-range-address="#REF!"/>
        <table:named-range table:name="LS" table:base-cell-address="$Feuille1.$A$134" table:cell-range-address="#REF!"/>
        <table:named-range table:name="LT" table:base-cell-address="$Feuille1.$A$135" table:cell-range-address="#REF!"/>
        <table:named-range table:name="LU" table:base-cell-address="$Feuille1.$A$136" table:cell-range-address="#REF!"/>
        <table:named-range table:name="LV" table:base-cell-address="$Feuille1.$A$137" table:cell-range-address="#REF!"/>
        <table:named-range table:name="LY" table:base-cell-address="$Feuille1.$A$138" table:cell-range-address="#REF!"/>
        <table:named-range table:name="MA" table:base-cell-address="$Feuille1.$A$139" table:cell-range-address="#REF!"/>
        <table:named-range table:name="MC" table:base-cell-address="$Feuille1.$A$140" table:cell-range-address="#REF!"/>
        <table:named-range table:name="MD" table:base-cell-address="$Feuille1.$A$141" table:cell-range-address="#REF!"/>
        <table:named-range table:name="ME" table:base-cell-address="$Feuille1.$A$142" table:cell-range-address="#REF!"/>
        <table:named-range table:name="MF" table:base-cell-address="$Feuille1.$A$143" table:cell-range-address="#REF!"/>
        <table:named-range table:name="MG" table:base-cell-address="$Feuille1.$A$144" table:cell-range-address="#REF!"/>
        <table:named-range table:name="MH" table:base-cell-address="$Feuille1.$A$145" table:cell-range-address="#REF!"/>
        <table:named-range table:name="MK" table:base-cell-address="$Feuille1.$A$146" table:cell-range-address="#REF!"/>
        <table:named-range table:name="ML" table:base-cell-address="$Feuille1.$A$147" table:cell-range-address="#REF!"/>
        <table:named-range table:name="MM" table:base-cell-address="$Feuille1.$A$148" table:cell-range-address="#REF!"/>
        <table:named-range table:name="MN" table:base-cell-address="$Feuille1.$A$149" table:cell-range-address="#REF!"/>
        <table:named-range table:name="MO" table:base-cell-address="$Feuille1.$A$150" table:cell-range-address="#REF!"/>
        <table:named-range table:name="MP" table:base-cell-address="$Feuille1.$A$151" table:cell-range-address="#REF!"/>
        <table:named-range table:name="MQ" table:base-cell-address="$Feuille1.$A$152" table:cell-range-address="#REF!"/>
        <table:named-range table:name="MR" table:base-cell-address="$Feuille1.$A$153" table:cell-range-address="#REF!"/>
        <table:named-range table:name="MS" table:base-cell-address="$Feuille1.$A$154" table:cell-range-address="#REF!"/>
        <table:named-range table:name="MT" table:base-cell-address="$Feuille1.$A$155" table:cell-range-address="#REF!"/>
        <table:named-range table:name="MU" table:base-cell-address="$Feuille1.$A$156" table:cell-range-address="#REF!"/>
        <table:named-range table:name="MV" table:base-cell-address="$Feuille1.$A$157" table:cell-range-address="#REF!"/>
        <table:named-range table:name="MW" table:base-cell-address="$Feuille1.$A$158" table:cell-range-address="#REF!"/>
        <table:named-range table:name="MX" table:base-cell-address="$Feuille1.$A$159" table:cell-range-address="#REF!"/>
        <table:named-range table:name="MY" table:base-cell-address="$Feuille1.$A$160" table:cell-range-address="#REF!"/>
        <table:named-range table:name="MZ" table:base-cell-address="$Feuille1.$A$161" table:cell-range-address="#REF!"/>
        <table:named-range table:name="NA" table:base-cell-address="$Feuille1.$A$162" table:cell-range-address="#REF!"/>
        <table:named-range table:name="NC" table:base-cell-address="$Feuille1.$A$163" table:cell-range-address="#REF!"/>
        <table:named-range table:name="NE" table:base-cell-address="$Feuille1.$A$164" table:cell-range-address="#REF!"/>
        <table:named-range table:name="NF" table:base-cell-address="$Feuille1.$A$165" table:cell-range-address="#REF!"/>
        <table:named-range table:name="NG" table:base-cell-address="$Feuille1.$A$166" table:cell-range-address="#REF!"/>
        <table:named-range table:name="NI" table:base-cell-address="$Feuille1.$A$167" table:cell-range-address="#REF!"/>
        <table:named-range table:name="NL" table:base-cell-address="$Feuille1.$A$168" table:cell-range-address="#REF!"/>
        <table:named-range table:name="NO" table:base-cell-address="$Feuille1.$A$169" table:cell-range-address="#REF!"/>
        <table:named-range table:name="NP" table:base-cell-address="$Feuille1.$A$170" table:cell-range-address="#REF!"/>
        <table:named-range table:name="NR" table:base-cell-address="$Feuille1.$A$171" table:cell-range-address="#REF!"/>
        <table:named-range table:name="NU" table:base-cell-address="$Feuille1.$A$172" table:cell-range-address="#REF!"/>
        <table:named-range table:name="NZ" table:base-cell-address="$Feuille1.$A$173" table:cell-range-address="#REF!"/>
        <table:named-range table:name="OM" table:base-cell-address="$Feuille1.$A$174" table:cell-range-address="#REF!"/>
        <table:named-range table:name="PA" table:base-cell-address="$Feuille1.$A$175" table:cell-range-address="#REF!"/>
        <table:named-range table:name="PE" table:base-cell-address="$Feuille1.$A$176" table:cell-range-address="#REF!"/>
        <table:named-range table:name="PF" table:base-cell-address="$Feuille1.$A$177" table:cell-range-address="#REF!"/>
        <table:named-range table:name="PG" table:base-cell-address="$Feuille1.$A$178" table:cell-range-address="#REF!"/>
        <table:named-range table:name="PH" table:base-cell-address="$Feuille1.$A$179" table:cell-range-address="#REF!"/>
        <table:named-range table:name="PK" table:base-cell-address="$Feuille1.$A$180" table:cell-range-address="#REF!"/>
        <table:named-range table:name="PL" table:base-cell-address="$Feuille1.$A$181" table:cell-range-address="#REF!"/>
        <table:named-range table:name="PM" table:base-cell-address="$Feuille1.$A$182" table:cell-range-address="#REF!"/>
        <table:named-range table:name="PN" table:base-cell-address="$Feuille1.$A$183" table:cell-range-address="#REF!"/>
        <table:named-range table:name="PR" table:base-cell-address="$Feuille1.$A$184" table:cell-range-address="#REF!"/>
        <table:named-range table:name="PS" table:base-cell-address="$Feuille1.$A$185" table:cell-range-address="#REF!"/>
        <table:named-range table:name="PT" table:base-cell-address="$Feuille1.$A$186" table:cell-range-address="#REF!"/>
        <table:named-range table:name="PW" table:base-cell-address="$Feuille1.$A$187" table:cell-range-address="#REF!"/>
        <table:named-range table:name="PY" table:base-cell-address="$Feuille1.$A$188" table:cell-range-address="#REF!"/>
        <table:named-range table:name="QA" table:base-cell-address="$Feuille1.$A$189" table:cell-range-address="#REF!"/>
        <table:named-range table:name="RE" table:base-cell-address="$Feuille1.$A$190" table:cell-range-address="#REF!"/>
        <table:named-range table:name="RO" table:base-cell-address="$Feuille1.$A$191" table:cell-range-address="#REF!"/>
        <table:named-range table:name="RS" table:base-cell-address="$Feuille1.$A$192" table:cell-range-address="#REF!"/>
        <table:named-range table:name="RU" table:base-cell-address="$Feuille1.$A$193" table:cell-range-address="#REF!"/>
        <table:named-range table:name="RW" table:base-cell-address="$Feuille1.$A$194" table:cell-range-address="#REF!"/>
        <table:named-range table:name="SA" table:base-cell-address="$Feuille1.$A$195" table:cell-range-address="#REF!"/>
        <table:named-range table:name="SB" table:base-cell-address="$Feuille1.$A$196" table:cell-range-address="#REF!"/>
        <table:named-range table:name="SC" table:base-cell-address="$Feuille1.$A$197" table:cell-range-address="#REF!"/>
        <table:named-range table:name="SD" table:base-cell-address="$Feuille1.$A$198" table:cell-range-address="#REF!"/>
        <table:named-range table:name="SE" table:base-cell-address="$Feuille1.$A$199" table:cell-range-address="#REF!"/>
        <table:named-range table:name="SG" table:base-cell-address="$Feuille1.$A$200" table:cell-range-address="#REF!"/>
        <table:named-range table:name="SH" table:base-cell-address="$Feuille1.$A$201" table:cell-range-address="#REF!"/>
        <table:named-range table:name="SI" table:base-cell-address="$Feuille1.$A$202" table:cell-range-address="#REF!"/>
        <table:named-range table:name="SJ" table:base-cell-address="$Feuille1.$A$203" table:cell-range-address="#REF!"/>
        <table:named-range table:name="SK" table:base-cell-address="$Feuille1.$A$204" table:cell-range-address="#REF!"/>
        <table:named-range table:name="SL" table:base-cell-address="$Feuille1.$A$205" table:cell-range-address="#REF!"/>
        <table:named-range table:name="SM" table:base-cell-address="$Feuille1.$A$206" table:cell-range-address="#REF!"/>
        <table:named-range table:name="SN" table:base-cell-address="$Feuille1.$A$207" table:cell-range-address="#REF!"/>
        <table:named-range table:name="SO" table:base-cell-address="$Feuille1.$A$208" table:cell-range-address="#REF!"/>
        <table:named-range table:name="SR" table:base-cell-address="$Feuille1.$A$209" table:cell-range-address="#REF!"/>
        <table:named-range table:name="SS" table:base-cell-address="$Feuille1.$A$210" table:cell-range-address="#REF!"/>
        <table:named-range table:name="ST" table:base-cell-address="$Feuille1.$A$211" table:cell-range-address="#REF!"/>
        <table:named-range table:name="SV" table:base-cell-address="$Feuille1.$A$212" table:cell-range-address="#REF!"/>
        <table:named-range table:name="SX" table:base-cell-address="$Feuille1.$A$213" table:cell-range-address="#REF!"/>
        <table:named-range table:name="SY" table:base-cell-address="$Feuille1.$A$214" table:cell-range-address="#REF!"/>
        <table:named-range table:name="SZ" table:base-cell-address="$Feuille1.$A$215" table:cell-range-address="#REF!"/>
        <table:named-range table:name="TC" table:base-cell-address="$Feuille1.$A$216" table:cell-range-address="#REF!"/>
        <table:named-range table:name="TD" table:base-cell-address="$Feuille1.$A$217" table:cell-range-address="#REF!"/>
        <table:named-range table:name="TF" table:base-cell-address="$Feuille1.$A$218" table:cell-range-address="#REF!"/>
        <table:named-range table:name="TG" table:base-cell-address="$Feuille1.$A$219" table:cell-range-address="#REF!"/>
        <table:named-range table:name="TH" table:base-cell-address="$Feuille1.$A$220" table:cell-range-address="#REF!"/>
        <table:named-range table:name="TJ" table:base-cell-address="$Feuille1.$A$221" table:cell-range-address="#REF!"/>
        <table:named-range table:name="TK" table:base-cell-address="$Feuille1.$A$222" table:cell-range-address="#REF!"/>
        <table:named-range table:name="TL" table:base-cell-address="$Feuille1.$A$223" table:cell-range-address="#REF!"/>
        <table:named-range table:name="TM" table:base-cell-address="$Feuille1.$A$224" table:cell-range-address="#REF!"/>
        <table:named-range table:name="TN" table:base-cell-address="$Feuille1.$A$225" table:cell-range-address="#REF!"/>
        <table:named-range table:name="TO" table:base-cell-address="$Feuille1.$A$226" table:cell-range-address="#REF!"/>
        <table:named-range table:name="TR" table:base-cell-address="$Feuille1.$A$227" table:cell-range-address="#REF!"/>
        <table:named-range table:name="TT" table:base-cell-address="$Feuille1.$A$228" table:cell-range-address="#REF!"/>
        <table:named-range table:name="TV" table:base-cell-address="$Feuille1.$A$229" table:cell-range-address="#REF!"/>
        <table:named-range table:name="TW" table:base-cell-address="$Feuille1.$A$230" table:cell-range-address="#REF!"/>
        <table:named-range table:name="TZ" table:base-cell-address="$Feuille1.$A$231" table:cell-range-address="#REF!"/>
        <table:named-range table:name="UA" table:base-cell-address="$Feuille1.$A$232" table:cell-range-address="#REF!"/>
        <table:named-range table:name="UG" table:base-cell-address="$Feuille1.$A$233" table:cell-range-address="#REF!"/>
        <table:named-range table:name="UM" table:base-cell-address="$Feuille1.$A$234" table:cell-range-address="#REF!"/>
        <table:named-range table:name="US" table:base-cell-address="$Feuille1.$A$235" table:cell-range-address="#REF!"/>
        <table:named-range table:name="UY" table:base-cell-address="$Feuille1.$A$236" table:cell-range-address="#REF!"/>
        <table:named-range table:name="UZ" table:base-cell-address="$Feuille1.$A$237" table:cell-range-address="#REF!"/>
        <table:named-range table:name="VA" table:base-cell-address="$Feuille1.$A$238" table:cell-range-address="#REF!"/>
        <table:named-range table:name="VC" table:base-cell-address="$Feuille1.$A$239" table:cell-range-address="#REF!"/>
        <table:named-range table:name="VE" table:base-cell-address="$Feuille1.$A$240" table:cell-range-address="#REF!"/>
        <table:named-range table:name="VG" table:base-cell-address="$Feuille1.$A$241" table:cell-range-address="#REF!"/>
        <table:named-range table:name="VI" table:base-cell-address="$Feuille1.$A$242" table:cell-range-address="#REF!"/>
        <table:named-range table:name="VN" table:base-cell-address="$Feuille1.$A$243" table:cell-range-address="#REF!"/>
        <table:named-range table:name="VU" table:base-cell-address="$Feuille1.$A$244" table:cell-range-address="#REF!"/>
        <table:named-range table:name="WF" table:base-cell-address="$Feuille1.$A$245" table:cell-range-address="#REF!"/>
        <table:named-range table:name="WS" table:base-cell-address="$Feuille1.$A$246" table:cell-range-address="#REF!"/>
        <table:named-range table:name="XK" table:base-cell-address="$Feuille1.$A$247" table:cell-range-address="#REF!"/>
        <table:named-range table:name="YE" table:base-cell-address="$Feuille1.$A$248" table:cell-range-address="#REF!"/>
        <table:named-range table:name="YT" table:base-cell-address="$Feuille1.$A$249" table:cell-range-address="#REF!"/>
        <table:named-range table:name="ZA" table:base-cell-address="$Feuille1.$A$250" table:cell-range-address="#REF!"/>
        <table:named-range table:name="ZM" table:base-cell-address="$Feuille1.$A$251" table:cell-range-address="#REF!"/>
        <table:named-range table:name="ZW" table:base-cell-address="$Feuille1.$A$252" table:cell-range-address="#REF!"/>
      </table:named-expressions>
      <table:database-ranges>
        <table:database-range table:name="__Anonymous_Sheet_DB__0" table:target-range-address="Feuille1.A1:Feuille1.A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5T20:10:58</meta:creation-date>
    <dc:date>2013-04-15T21:54:50</dc:date>
    <meta:editing-duration>PT1M</meta:editing-duration>
    <meta:editing-cycles>1</meta:editing-cycles>
    <meta:document-statistic meta:table-count="3" meta:cell-count="732" meta:object-count="0"/>
    <meta:generator>LibreOffice/3.5$Linux_x86 LibreOffice_project/350m1$Build-2</meta:generator>
  </office:meta>
</office:document-meta>
</file>